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4" manifest:media-type=""/>
  <manifest:file-entry manifest:full-path="ObjectReplacements/Object 29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" manifest:media-type=""/>
  <manifest:file-entry manifest:full-path="ObjectReplacements/Object 24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5" manifest:media-type=""/>
  <manifest:file-entry manifest:full-path="ObjectReplacements/Object 30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" manifest:media-type=""/>
  <manifest:file-entry manifest:full-path="ObjectReplacements/Object 302" manifest:media-type="application/x-openoffice-gdimetafile;windows_formatname=&quot;GDIMetaFile&quot;"/>
  <manifest:file-entry manifest:full-path="ObjectReplacements/Object 7" manifest:media-type=""/>
  <manifest:file-entry manifest:full-path="ObjectReplacements/Object 30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3cm" table:align="left" style:writing-mode="lr-tb"/>
    </style:style>
    <style:style style:name="Tableau4.A" style:family="table-column">
      <style:table-column-properties style:column-width="1.457cm"/>
    </style:style>
    <style:style style:name="Tableau4.B" style:family="table-column">
      <style:table-column-properties style:column-width="1.543cm"/>
    </style:style>
    <style:style style:name="Tableau4.1" style:family="table-row">
      <style:table-row-properties style:row-height="1cm"/>
    </style:style>
    <style:style style:name="Tableau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cm" table:align="left" style:writing-mode="lr-tb"/>
    </style:style>
    <style:style style:name="Tableau5.A" style:family="table-column">
      <style:table-column-properties style:column-width="1.455cm"/>
    </style:style>
    <style:style style:name="Tableau5.B" style:family="table-column">
      <style:table-column-properties style:column-width="1.545cm"/>
    </style:style>
    <style:style style:name="Tableau5.1" style:family="table-row">
      <style:table-row-properties style:row-height="1cm"/>
    </style:style>
    <style:style style:name="Tableau5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bottom" fo:padding="0.097cm" fo:border="0.05pt solid #000000"/>
    </style:style>
    <style:style style:name="Tableau5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Frame_20_contents">
      <style:text-properties officeooo:rsid="022ee056" officeooo:paragraph-rsid="022ee056"/>
    </style:style>
    <style:style style:name="P101" style:family="paragraph" style:parent-style-name="Frame_20_contents">
      <style:paragraph-properties fo:text-align="center" style:justify-single-word="false"/>
    </style:style>
    <style:style style:name="P102" style:family="paragraph" style:parent-style-name="_5f_Paragraphe">
      <style:text-properties officeooo:paragraph-rsid="02b64c10"/>
    </style:style>
    <style:style style:name="P103" style:family="paragraph" style:parent-style-name="_5f_Paragraphe_5f_Réponse_5f_Pointillés_5f_Grisés">
      <style:paragraph-properties fo:line-height="150%"/>
      <style:text-properties officeooo:paragraph-rsid="02b64c10"/>
    </style:style>
    <style:style style:name="P104" style:family="paragraph" style:parent-style-name="_5f_Tableau_5f_Centré">
      <style:text-properties officeooo:paragraph-rsid="02b64c10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Footer_20_page_20_paire_20__28_G_29_"/>
    <style:style style:name="P109" style:family="paragraph" style:parent-style-name="_5f_Paragraphe_5f_Réponse_5f_Elève" style:list-style-name="_5f_Numérotation_20_des_20_exercices">
      <style:text-properties officeooo:paragraph-rsid="02b4d8da"/>
    </style:style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Réponse_5f_Elève" style:list-style-name="_5f_Numérotation_20_des_20_exercices">
      <style:paragraph-properties fo:line-height="150%"/>
      <style:text-properties officeooo:paragraph-rsid="02b4d8da"/>
    </style:style>
    <style:style style:name="P112" style:family="paragraph" style:parent-style-name="_5f_Paragraphe_5f_Réponse_5f_Elève_5f_Fraction" style:list-style-name="_5f_Numérotation_20_des_20_exercices"/>
    <style:style style:name="P113" style:family="paragraph" style:parent-style-name="_5f_Paragraphe_5f_Réponse_5f_Elève_5f_Fraction" style:list-style-name="_5f_Numérotation_20_des_20_exercices">
      <style:text-properties officeooo:paragraph-rsid="02abfa16"/>
    </style:style>
    <style:style style:name="P114" style:family="paragraph" style:parent-style-name="_5f_Paragraphe_5f_Réponse_5f_Elève_5f_Fraction" style:list-style-name="_5f_Numérotation_20_des_20_exercices">
      <style:text-properties officeooo:paragraph-rsid="02ac2e95"/>
    </style:style>
    <style:style style:name="P115" style:family="paragraph" style:parent-style-name="_5f_Paragraphe_5f_Réponse_5f_Elève_5f_Fraction" style:list-style-name="_5f_Numérotation_20_des_20_exercices">
      <style:text-properties officeooo:paragraph-rsid="02afc167"/>
    </style:style>
    <style:style style:name="P116" style:family="paragraph" style:parent-style-name="_5f_Paragraphe_5f_Réponse_5f_Elève_5f_Fraction" style:list-style-name="_5f_Numérotation_20_des_20_exercices">
      <style:text-properties officeooo:paragraph-rsid="02b09822"/>
    </style:style>
    <style:style style:name="P117" style:family="paragraph" style:parent-style-name="_5f_Paragraphe_5f_Réponse_5f_Elève_5f_Fraction" style:list-style-name="_5f_Numérotation_20_des_20_exercices">
      <style:text-properties officeooo:paragraph-rsid="02b14db0"/>
    </style:style>
    <style:style style:name="P118" style:family="paragraph" style:parent-style-name="_5f_Paragraphe_5f_Réponse_5f_Elève_5f_Fraction" style:list-style-name="_5f_Numérotation_20_des_20_exercices">
      <style:paragraph-properties fo:text-align="start" style:justify-single-word="false"/>
      <style:text-properties officeooo:paragraph-rsid="02afc167"/>
    </style:style>
    <style:style style:name="P119" style:family="paragraph" style:parent-style-name="_5f_Paragraphe_5f_Réponse_5f_Elève_5f_Fraction" style:list-style-name="_5f_Numérotation_20_des_20_exercices">
      <style:paragraph-properties fo:text-align="end" style:justify-single-word="false"/>
      <style:text-properties officeooo:paragraph-rsid="02afc167"/>
    </style:style>
    <style:style style:name="P120" style:family="paragraph" style:parent-style-name="_5f_Paragraphe_5f_Réponse_5f_Elève_5f_Fraction">
      <style:text-properties officeooo:paragraph-rsid="02b4d8da"/>
    </style:style>
    <style:style style:name="P121" style:family="paragraph" style:parent-style-name="_5f_Paragraphe_5f_Réponse_5f_Elève_5f_Fraction">
      <style:paragraph-properties fo:line-height="150%"/>
      <style:text-properties officeooo:paragraph-rsid="02b50340"/>
    </style:style>
    <style:style style:name="P122" style:family="paragraph" style:parent-style-name="_5f_Paragraphe_5f_Réponse_5f_Elève_5f_Fraction" style:list-style-name="_5f_Numérotation_20_des_20_exercices">
      <style:paragraph-properties fo:line-height="150%"/>
      <style:text-properties officeooo:paragraph-rsid="02b50340"/>
    </style:style>
    <style:style style:name="P123" style:family="paragraph" style:parent-style-name="_5f_Premier_5f_Titre_5f_Exercices_5f_avec_5f_Num_5f_Exo_5f_sans_5f_Titre" style:master-page-name="_32__5f_5_5f_SERIE_5f_N_5f_GAUCHE_5f_ET_5f_DROITE_5f_2COL">
      <style:paragraph-properties style:page-number="141" fo:break-before="auto" fo:break-after="auto"/>
    </style:style>
    <style:style style:name="P124" style:family="paragraph" style:parent-style-name="_5f_Titre_5f_Exercices_5f_avec_5f_Titre" style:list-style-name="_5f_Numérotation_20_des_20_exercices">
      <style:text-properties officeooo:paragraph-rsid="02b64c10"/>
    </style:style>
    <style:style style:name="P125" style:family="paragraph" style:parent-style-name="_5f_Titre_5f_Exercices_5f_avec_5f_Titre" style:list-style-name="_5f_Numérotation_20_des_20_exercices">
      <style:paragraph-properties fo:break-before="page"/>
    </style:style>
    <style:style style:name="P1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text-align="cente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7e12c"/>
    </style:style>
    <style:style style:name="P13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3" style:family="paragraph">
      <loext:graphic-properties draw:fill="solid" draw:fill-color="#7fb241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loext:graphic-properties draw:fill="solid" draw:fill-color="#000000"/>
      <style:paragraph-properties fo:text-align="center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2abfa16"/>
    </style:style>
    <style:style style:name="T180" style:family="text">
      <style:text-properties fo:color="#000000" loext:opacity="100%" style:font-name="Bitstream Vera Sans" fo:font-size="10pt" fo:language="fr" fo:country="FR" officeooo:rsid="02abfa1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" fo:font-size="10pt" fo:language="fr" fo:country="FR" officeooo:rsid="02ac2e9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2b0982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2b4d8d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2b5034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2b64c1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fo:font-style="normal" officeooo:rsid="02ac2e9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fo:font-style="normal" officeooo:rsid="02b0982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fo:font-style="normal" officeooo:rsid="02b64c1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fo:font-style="normal" officeooo:rsid="02ac2e95" fo:background-color="transparent" loext:char-shading-value="0"/>
    </style:style>
    <style:style style:name="T190" style:family="text">
      <style:text-properties fo:color="#000000" loext:opacity="100%" fo:font-style="normal" officeooo:rsid="02b09822"/>
    </style:style>
    <style:style style:name="T191" style:family="text">
      <style:text-properties fo:color="#000000" loext:opacity="100%" officeooo:rsid="02b09822"/>
    </style:style>
    <style:style style:name="T192" style:family="text">
      <style:text-properties fo:color="#000000" loext:opacity="100%" fo:language="fr" fo:country="FR" officeooo:rsid="02b4d8da" style:letter-kerning="true" fo:background-color="transparent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b3b3b3" loext:opacity="100%" style:font-name="Bitstream Vera Sans3" fo:font-size="10pt" fo:font-style="normal" officeooo:rsid="02ac2e95" fo:background-color="transparent" loext:char-shading-value="0"/>
    </style:style>
    <style:style style:name="T194" style:family="text">
      <style:text-properties fo:color="#b3b3b3" loext:opacity="100%" fo:font-style="normal" officeooo:rsid="02ac2e95" fo:background-color="transparent" loext:char-shading-value="0"/>
    </style:style>
    <style:style style:name="T195" style:family="text">
      <style:text-properties fo:font-style="normal" officeooo:rsid="02ac2e95"/>
    </style:style>
    <style:style style:name="T196" style:family="text">
      <style:text-properties fo:font-style="normal" officeooo:rsid="02abfa16"/>
    </style:style>
    <style:style style:name="T197" style:family="text">
      <style:text-properties fo:font-style="normal" officeooo:rsid="02b64c10"/>
    </style:style>
    <style:style style:name="T198" style:family="text">
      <style:text-properties officeooo:rsid="02b14db0"/>
    </style:style>
    <style:style style:name="T199" style:family="text">
      <style:text-properties officeooo:rsid="02b50340"/>
    </style:style>
    <style:style style:name="T200" style:family="text">
      <style:text-properties officeooo:rsid="02b64c10"/>
    </style:style>
    <style:style style:name="T201" style:family="text"/>
    <style:style style:name="T20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0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6" style:family="graphic" style:parent-style-name="Formule_20_corrigée">
      <style:graphic-properties style:vertical-pos="from-top" style:horizontal-pos="from-left" style:horizontal-rel="page-content" draw:ole-draw-aspect="1"/>
    </style:style>
    <style:style style:name="fr7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cm" svg:stroke-color="#000000" draw:marker-start-width="0.39cm" draw:marker-end-width="0.39cm" draw:fill="solid" draw:fill-color="#000000" draw:textarea-vertical-align="middle" draw:auto-grow-height="false" fo:min-height="1.231cm" fo:min-width="1.5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3cm" svg:stroke-color="#000000" draw:marker-start-width="0.39cm" draw:marker-end-width="0.39cm" draw:fill="solid" draw:fill-color="#000000" draw:textarea-vertical-align="middle" draw:auto-grow-height="false" fo:min-height="1.182cm" fo:min-width="1.4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3" draw:style-name="gr14" draw:text-style-name="P137" svg:width="3.918cm" svg:height="1.031cm" draw:transform="rotate (0.0876155284501153) translate (0.137583333333333cm 0.342194444444444cm)">
        <draw:text-box>
          <text:p text:style-name="P127"><text:span text:style-name="T203">Fiche supplémentaire</text:span></text:p>
        </draw:text-box>
      </draw:frame>
      <draw:frame text:anchor-type="page" text:anchor-page-number="1" draw:z-index="0" draw:name="Shape2_5" draw:style-name="gr16" draw:text-style-name="P132" svg:width="2.701cm" svg:height="0.715cm" draw:transform="rotate (0.0876155284501153) translate (1.13594444444444cm 1.37054166666667cm)">
        <draw:text-box>
          <text:p text:style-name="P127"><text:span text:style-name="T202">Série 5</text:span></text:p>
        </draw:text-box>
      </draw:frame>
      <text:list xml:id="list3529592430" text:style-name="_5f_Numérotation_20_des_20_exercices">
        <text:list-item text:start-value="1">
          <text:h text:style-name="P123" text:outline-level="1" text:restart-numbering="true" text:start-value="1"><text:span text:style-name="_5f_Caractères">Complète les calculs suivants en passant par l'écriture décimale comme dans l’exemple ci-des­sous :</text:span></text:h>
        </text:list-item>
      </text:list>
      <text:h text:style-name="_5f_Paragraphe" text:outline-level="1"><text:span text:style-name="_5f_Caractères"><draw:frame draw:style-name="fr7" draw:name="Object170" text:anchor-type="as-char" svg:y="-0.534cm" svg:width="0.517cm" svg:height="0.87cm" draw:z-index="323"><draw:object xlink:href="./Object 234" xlink:type="simple" xlink:show="embed" xlink:actuate="onLoad"/><draw:image xlink:href="./ObjectReplacements/Object 234" xlink:type="simple" xlink:show="embed" xlink:actuate="onLoad"/></draw:frame></text:span><text:span text:style-name="_5f_Caractères">+ </text:span><text:span text:style-name="_5f_Caractères"><draw:frame draw:style-name="fr7" draw:name="Object171" text:anchor-type="as-char" svg:y="-0.534cm" svg:width="0.741cm" svg:height="0.87cm" draw:z-index="324"><draw:object xlink:href="./Object 235" xlink:type="simple" xlink:show="embed" xlink:actuate="onLoad"/><draw:image xlink:href="./ObjectReplacements/Object 235" xlink:type="simple" xlink:show="embed" xlink:actuate="onLoad"/></draw:frame></text:span><text:span text:style-name="_5f_Caractères">= 0,7+0,09 = 0,79 = </text:span><text:span text:style-name="Character_5f_20_5f_style"><draw:frame draw:style-name="fr7" draw:name="Object172" text:anchor-type="as-char" svg:y="-0.534cm" svg:width="0.741cm" svg:height="0.87cm" draw:z-index="325"><draw:object xlink:href="./Object 236" xlink:type="simple" xlink:show="embed" xlink:actuate="onLoad"/><draw:image xlink:href="./ObjectReplacements/Object 236" xlink:type="simple" xlink:show="embed" xlink:actuate="onLoad"/></draw:frame></text:span></text:h>
      <text:list xml:id="list1948194628" text:style-name="_5f_Numérotation_20_des_20_exercices">
        <text:list-item>
          <text:list>
            <text:list-item>
              <text:p text:style-name="P113"><text:span text:style-name="_5f_Caractères"><draw:frame draw:style-name="fr7" draw:name="Object173" text:anchor-type="as-char" svg:y="-0.534cm" svg:width="0.517cm" svg:height="0.87cm" draw:z-index="326"><draw:object xlink:href="./Object 237" xlink:type="simple" xlink:show="embed" xlink:actuate="onLoad"/><draw:image xlink:href="./ObjectReplacements/Object 237" xlink:type="simple" xlink:show="embed" xlink:actuate="onLoad"/></draw:frame></text:span><text:span text:style-name="_5f_Caractères"><text:s/>+ </text:span><text:span text:style-name="_5f_Caractères"><draw:frame draw:style-name="fr7" draw:name="Object174" text:anchor-type="as-char" svg:y="-0.534cm" svg:width="0.517cm" svg:height="0.87cm" draw:z-index="397"><draw:object xlink:href="./Object 238" xlink:type="simple" xlink:show="embed" xlink:actuate="onLoad"/><draw:image xlink:href="./ObjectReplacements/Object 238" xlink:type="simple" xlink:show="embed" xlink:actuate="onLoad"/></draw:frame></text:span><text:span text:style-name="_5f_Caractères"><text:s/>= </text:span><text:span text:style-name="_5f_Caractères_5f_correction"><text:span text:style-name="T179">0,3</text:span></text:span><text:span text:style-name="_5f_Caractères"> + </text:span><text:span text:style-name="_5f_Caractères_5f_correction"><text:span text:style-name="T179">0,</text:span></text:span><text:span text:style-name="_5f_Caractères_5f_correction"><text:span text:style-name="T180">5</text:span></text:span><text:span text:style-name="_5f_Caractères_5f_correction"><text:span text:style-name="T179"> </text:span></text:span><text:span text:style-name="_5f_Caractères">= </text:span><text:span text:style-name="_5f_Caractères_5f_correction"><text:span text:style-name="T179">0,</text:span></text:span><text:span text:style-name="_5f_Caractères_5f_correction"><text:span text:style-name="T180">8</text:span></text:span><text:span text:style-name="_5f_Caractères"> = </text:span><text:span text:style-name="Character_5f_20_5f_style"><draw:frame draw:style-name="fr6" draw:name="Objet1" text:anchor-type="as-char" svg:y="-0.584cm" svg:width="0.616cm" svg:height="0.968cm" draw:z-index="39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</text:list-item>
            <text:list-item>
              <text:p text:style-name="P114"><text:span text:style-name="_5f_Caractères"><draw:frame draw:style-name="fr7" draw:name="Object176" text:anchor-type="as-char" svg:y="-0.534cm" svg:width="0.517cm" svg:height="0.87cm" draw:z-index="328"><draw:object xlink:href="./Object 240" xlink:type="simple" xlink:show="embed" xlink:actuate="onLoad"/><draw:image xlink:href="./ObjectReplacements/Object 240" xlink:type="simple" xlink:show="embed" xlink:actuate="onLoad"/></draw:frame></text:span><text:span text:style-name="_5f_Caractères"><text:s/>– </text:span><text:span text:style-name="_5f_Caractères"><draw:frame draw:style-name="fr7" draw:name="Object177" text:anchor-type="as-char" svg:y="-0.534cm" svg:width="0.517cm" svg:height="0.87cm" draw:z-index="329"><draw:object xlink:href="./Object 241" xlink:type="simple" xlink:show="embed" xlink:actuate="onLoad"/><draw:image xlink:href="./ObjectReplacements/Object 241" xlink:type="simple" xlink:show="embed" xlink:actuate="onLoad"/></draw:frame></text:span><text:span text:style-name="_5f_Caractères"><text:s/>= </text:span><text:span text:style-name="_5f_Caractères_5f_correction"><text:span text:style-name="T186">8,4</text:span></text:span><text:span text:style-name="_5f_Caractères"><text:span text:style-name="T194"> </text:span></text:span><text:span text:style-name="_5f_Caractères"><text:span text:style-name="T189">–</text:span></text:span><text:span text:style-name="_5f_Caractères"><text:span text:style-name="T194"> <text:s/></text:span></text:span><text:span text:style-name="_5f_Caractères_5f_correction"><text:span text:style-name="T186">6,5</text:span></text:span><text:span text:style-name="_5f_Caractères_5f_correction"><text:span text:style-name="T196"> </text:span></text:span><text:span text:style-name="_5f_Caractères"><text:span text:style-name="T189">= </text:span></text:span><text:span text:style-name="_5f_Caractères_5f_correction"><text:span text:style-name="T186">1,9</text:span></text:span><text:span text:style-name="_5f_Caractères"><text:span text:style-name="T194"> </text:span></text:span><text:span text:style-name="_5f_Caractères"><text:span text:style-name="T189">=</text:span></text:span><text:span text:style-name="_5f_Caractères"><text:span text:style-name="T194"> </text:span></text:span><text:span text:style-name="Character_5f_20_5f_style"><text:span text:style-name="T193"><draw:frame draw:style-name="fr6" draw:name="Objet2" text:anchor-type="as-char" svg:y="-0.584cm" svg:width="0.616cm" svg:height="0.968cm" draw:z-index="39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/text:list-item>
            <text:list-item>
              <text:p text:style-name="P114"><text:span text:style-name="_5f_Caractères"><draw:frame draw:style-name="fr7" draw:name="Object179" text:anchor-type="as-char" svg:y="-0.534cm" svg:width="0.741cm" svg:height="0.87cm" draw:z-index="330"><draw:object xlink:href="./Object 243" xlink:type="simple" xlink:show="embed" xlink:actuate="onLoad"/><draw:image xlink:href="./ObjectReplacements/Object 243" xlink:type="simple" xlink:show="embed" xlink:actuate="onLoad"/></draw:frame></text:span><text:span text:style-name="_5f_Caractères"><text:s/>+ </text:span><text:span text:style-name="_5f_Caractères"><draw:frame draw:style-name="fr7" draw:name="Object180" text:anchor-type="as-char" svg:y="-0.534cm" svg:width="0.741cm" svg:height="0.87cm" draw:z-index="331"><draw:object xlink:href="./Object 244" xlink:type="simple" xlink:show="embed" xlink:actuate="onLoad"/><draw:image xlink:href="./ObjectReplacements/Object 244" xlink:type="simple" xlink:show="embed" xlink:actuate="onLoad"/></draw:frame></text:span><text:span text:style-name="_5f_Caractères"><text:s/>= </text:span><text:span text:style-name="_5f_Caractères_5f_correction"><text:span text:style-name="T181">1,54</text:span></text:span><text:span text:style-name="_5f_Caractères"> +</text:span><text:span text:style-name="_5f_Caractères_5f_correction"><text:span text:style-name="T180"> </text:span></text:span><text:span text:style-name="_5f_Caractères_5f_correction"><text:span text:style-name="T181">6,23</text:span></text:span><text:span text:style-name="_5f_Caractères_5f_correction"><text:span text:style-name="T179"> </text:span></text:span><text:span text:style-name="_5f_Caractères">= </text:span><text:span text:style-name="_5f_Caractères_5f_correction"><text:span text:style-name="T181">7,77</text:span></text:span><text:span text:style-name="_5f_Caractères">= </text:span><text:span text:style-name="Character_5f_20_5f_style"><draw:frame draw:style-name="fr6" draw:name="Objet3" text:anchor-type="as-char" svg:y="-0.584cm" svg:width="0.84cm" svg:height="0.968cm" draw:z-index="400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</text:list-item>
            <text:list-item>
              <text:p text:style-name="P114"><draw:frame draw:style-name="fr7" draw:name="Object182" text:anchor-type="as-char" svg:y="-0.534cm" svg:width="0.517cm" svg:height="0.87cm" draw:z-index="335"><draw:object xlink:href="./Object 4" xlink:type="simple" xlink:show="embed" xlink:actuate="onLoad"/><draw:image xlink:href="./ObjectReplacements/Object 4" xlink:type="simple" xlink:show="embed" xlink:actuate="onLoad"/></draw:frame><text:span text:style-name="_5f_Caractères"><text:s/>– </text:span><text:span text:style-name="_5f_Caractères"><draw:frame draw:style-name="fr7" draw:name="Object183" text:anchor-type="as-char" svg:y="-0.534cm" svg:width="1.067cm" svg:height="0.87cm" draw:z-index="336"><draw:object xlink:href="./Object 5" xlink:type="simple" xlink:show="embed" xlink:actuate="onLoad"/><draw:image xlink:href="./ObjectReplacements/Object 5" xlink:type="simple" xlink:show="embed" xlink:actuate="onLoad"/></draw:frame></text:span><text:span text:style-name="_5f_Caractères"><text:s/>= </text:span><text:span text:style-name="_5f_Caractères_5f_correction"><text:span text:style-name="T186">0,1</text:span></text:span><text:span text:style-name="_5f_Caractères"><text:span text:style-name="T194"> </text:span></text:span><text:span text:style-name="_5f_Caractères"><text:span text:style-name="T189">–</text:span></text:span><text:span text:style-name="_5f_Caractères"><text:span text:style-name="T194"> <text:s/></text:span></text:span><text:span text:style-name="_5f_Caractères_5f_correction"><text:span text:style-name="T186">0,001</text:span></text:span><text:span text:style-name="_5f_Caractères_5f_correction"><text:span text:style-name="T196"> </text:span></text:span><text:span text:style-name="_5f_Caractères"><text:span text:style-name="T189">= </text:span></text:span><text:span text:style-name="_5f_Caractères_5f_correction"><text:span text:style-name="T186">0,099</text:span></text:span><text:span text:style-name="_5f_Caractères"><text:span text:style-name="T194"> </text:span></text:span><text:span text:style-name="_5f_Caractères"><text:span text:style-name="T189">=</text:span></text:span><text:span text:style-name="_5f_Caractères"><text:span text:style-name="T194"> </text:span></text:span><text:span text:style-name="T194"><draw:frame draw:style-name="fr6" draw:name="Objet4" text:anchor-type="as-char" svg:y="-0.584cm" svg:width="1.272cm" svg:height="0.968cm" draw:z-index="40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</text:list-item>
            <text:list-item>
              <text:p text:style-name="P114"><draw:frame draw:style-name="fr7" draw:name="Object185" text:anchor-type="as-char" svg:y="-0.534cm" svg:width="0.741cm" svg:height="0.87cm" draw:z-index="337"><draw:object xlink:href="./Object 6" xlink:type="simple" xlink:show="embed" xlink:actuate="onLoad"/><draw:image xlink:href="./ObjectReplacements/Object 6" xlink:type="simple" xlink:show="embed" xlink:actuate="onLoad"/></draw:frame><text:span text:style-name="_5f_Caractères"><text:s/>– </text:span><text:span text:style-name="_5f_Caractères"><draw:frame draw:style-name="fr7" draw:name="Object186" text:anchor-type="as-char" svg:y="-0.534cm" svg:width="0.741cm" svg:height="0.87cm" draw:z-index="338"><draw:object xlink:href="./Object 7" xlink:type="simple" xlink:show="embed" xlink:actuate="onLoad"/><draw:image xlink:href="./ObjectReplacements/Object 7" xlink:type="simple" xlink:show="embed" xlink:actuate="onLoad"/></draw:frame></text:span><text:span text:style-name="_5f_Caractères"><text:s/>= </text:span><text:span text:style-name="_5f_Caractères_5f_correction"><text:span text:style-name="T186">5,71</text:span></text:span><text:span text:style-name="_5f_Caractères"><text:span text:style-name="T194"> </text:span></text:span><text:span text:style-name="_5f_Caractères"><text:span text:style-name="T189">–</text:span></text:span><text:span text:style-name="_5f_Caractères"><text:span text:style-name="T194"> <text:s/></text:span></text:span><text:span text:style-name="_5f_Caractères_5f_correction"><text:span text:style-name="T186">2,19</text:span></text:span><text:span text:style-name="_5f_Caractères_5f_correction"><text:span text:style-name="T196"> </text:span></text:span><text:span text:style-name="_5f_Caractères"><text:span text:style-name="T189">= </text:span></text:span><text:span text:style-name="_5f_Caractères_5f_correction"><text:span text:style-name="T195">3,52</text:span></text:span><text:span text:style-name="_5f_Caractères"><text:span text:style-name="T189">=</text:span></text:span><text:span text:style-name="_5f_Caractères"><text:span text:style-name="T194"> </text:span></text:span><text:span text:style-name="Character_5f_20_5f_style"><text:span text:style-name="T193"><draw:frame draw:style-name="fr6" draw:name="Objet5" text:anchor-type="as-char" svg:y="-0.584cm" svg:width="0.84cm" svg:height="0.968cm" draw:z-index="40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  </text:list-item>
          </text:list>
        </text:list-item>
      </text:list>
      <text:list xml:id="list142441150079774" text:continue-list="list3529592430" text:style-name="_5f_Numérotation_20_des_20_exercices">
        <text:list-item>
          <text:h text:style-name="_5f_Titre_5f_Exercices_5f_sans_5f_Titre" text:outline-level="1"><text:span text:style-name="_5f_Caractères">Complète les calculs suivants en utilisant la règle d’addition ou de soustraction.</text:span></text:h>
        </text:list-item>
      </text:list>
      <text:list xml:id="list142440777409862" text:continue-list="list1948194628" text:style-name="_5f_Numérotation_20_des_20_exercices">
        <text:list-item>
          <text:list>
            <text:list-item text:start-value="1">
              <text:p text:style-name="P112"><text:span text:style-name="_5f_Caractères"><draw:frame draw:style-name="fr7" draw:name="Objet51" text:anchor-type="as-char" svg:y="-0.534cm" svg:width="0.293cm" svg:height="0.87cm" draw:z-index="4"><draw:object xlink:href="./Object 260" xlink:type="simple" xlink:show="embed" xlink:actuate="onLoad"/><draw:image xlink:href="./ObjectReplacements/Object 260" xlink:type="simple" xlink:show="embed" xlink:actuate="onLoad"/></draw:frame></text:span><text:span text:style-name="_5f_Caractères"><text:s/>+ </text:span><text:span text:style-name="_5f_Caractères"><draw:frame draw:style-name="fr7" draw:name="Objet52" text:anchor-type="as-char" svg:y="-0.534cm" svg:width="0.293cm" svg:height="0.87cm" draw:z-index="5"><draw:object xlink:href="./Object 261" xlink:type="simple" xlink:show="embed" xlink:actuate="onLoad"/><draw:image xlink:href="./ObjectReplacements/Object 261" xlink:type="simple" xlink:show="embed" xlink:actuate="onLoad"/></draw:frame></text:span><text:span text:style-name="_5f_Caractères"><text:s/>= </text:span><text:span text:style-name="_5f_Caractères"><draw:frame draw:style-name="fr6" draw:name="Objet53" text:anchor-type="as-char" svg:y="-0.483cm" svg:width="0.855cm" svg:height="0.968cm" draw:z-index="6"><draw:object xlink:href="./Object 262" xlink:type="simple" xlink:show="embed" xlink:actuate="onLoad"/><draw:image xlink:href="./ObjectReplacements/Object 262" xlink:type="simple" xlink:show="embed" xlink:actuate="onLoad"/></draw:frame></text:span><text:span text:style-name="_5f_Caractères"><text:s/>= </text:span><text:span text:style-name="Character_5f_20_5f_style"><draw:frame draw:style-name="fr6" draw:name="Objet6" text:anchor-type="as-char" svg:y="-0.483cm" svg:width="0.392cm" svg:height="0.968cm" draw:z-index="40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  </text:list-item>
            <text:list-item>
              <text:p text:style-name="_5f_Paragraphe_5f_Réponse_5f_Elève_5f_Fraction"><text:span text:style-name="_5f_Caractères"><draw:frame draw:style-name="fr7" draw:name="Objet55" text:anchor-type="as-char" svg:y="-0.534cm" svg:width="0.293cm" svg:height="0.87cm" draw:z-index="7"><draw:object xlink:href="./Object 264" xlink:type="simple" xlink:show="embed" xlink:actuate="onLoad"/><draw:image xlink:href="./ObjectReplacements/Object 264" xlink:type="simple" xlink:show="embed" xlink:actuate="onLoad"/></draw:frame></text:span><text:span text:style-name="_5f_Caractères"><text:s/>– </text:span><text:span text:style-name="_5f_Caractères"><draw:frame draw:style-name="fr7" draw:name="Objet56" text:anchor-type="as-char" svg:y="-0.534cm" svg:width="0.293cm" svg:height="0.87cm" draw:z-index="8"><draw:object xlink:href="./Object 265" xlink:type="simple" xlink:show="embed" xlink:actuate="onLoad"/><draw:image xlink:href="./ObjectReplacements/Object 265" xlink:type="simple" xlink:show="embed" xlink:actuate="onLoad"/></draw:frame></text:span><text:span text:style-name="_5f_Caractères"><text:s/>= </text:span><text:span text:style-name="_5f_Caractères"><draw:frame draw:style-name="fr6" draw:name="Objet57" text:anchor-type="as-char" svg:y="-0.483cm" svg:width="0.907cm" svg:height="0.968cm" draw:z-index="9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_5f_Caractères"><text:s/>= </text:span><text:span text:style-name="Character_5f_20_5f_style"><draw:frame draw:style-name="fr6" draw:name="Objet7" text:anchor-type="as-char" svg:y="-0.584cm" svg:width="0.392cm" svg:height="0.968cm" draw:z-index="40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</text:list-item>
            <text:list-item>
              <text:p text:style-name="P112"><text:span text:style-name="_5f_Caractères"><draw:frame draw:style-name="fr7" draw:name="Objet59" text:anchor-type="as-char" svg:y="-0.534cm" svg:width="0.517cm" svg:height="0.87cm" draw:z-index="10"><draw:object xlink:href="./Object 268" xlink:type="simple" xlink:show="embed" xlink:actuate="onLoad"/><draw:image xlink:href="./ObjectReplacements/Object 268" xlink:type="simple" xlink:show="embed" xlink:actuate="onLoad"/></draw:frame></text:span><text:span text:style-name="_5f_Caractères"><text:s/>+ </text:span><text:span text:style-name="_5f_Caractères"><draw:frame draw:style-name="fr7" draw:name="Objet60" text:anchor-type="as-char" svg:y="-0.534cm" svg:width="0.517cm" svg:height="0.87cm" draw:z-index="11"><draw:object xlink:href="./Object 269" xlink:type="simple" xlink:show="embed" xlink:actuate="onLoad"/><draw:image xlink:href="./ObjectReplacements/Object 269" xlink:type="simple" xlink:show="embed" xlink:actuate="onLoad"/></draw:frame></text:span><text:span text:style-name="_5f_Caractères"><text:s/>+ </text:span><text:span text:style-name="_5f_Caractères"><draw:frame draw:style-name="fr7" draw:name="Objet61" text:anchor-type="as-char" svg:y="-0.534cm" svg:width="0.517cm" svg:height="0.87cm" draw:z-index="12"><draw:object xlink:href="./Object 270" xlink:type="simple" xlink:show="embed" xlink:actuate="onLoad"/><draw:image xlink:href="./ObjectReplacements/Object 270" xlink:type="simple" xlink:show="embed" xlink:actuate="onLoad"/></draw:frame></text:span><text:span text:style-name="_5f_Caractères"><text:s/>= </text:span><text:span text:style-name="_5f_Caractères"><draw:frame draw:style-name="fr6" draw:name="Objet64" text:anchor-type="as-char" svg:y="-0.483cm" svg:width="1.318cm" svg:height="0.968cm" draw:z-index="1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_5f_Caractères"><text:s/>= </text:span><text:span text:style-name="Character_5f_20_5f_style"><draw:frame draw:style-name="fr6" draw:name="Objet65" text:anchor-type="as-char" svg:y="-0.483cm" svg:width="0.616cm" svg:height="0.968cm" draw:z-index="14"><draw:object xlink:href="./Object 272" xlink:type="simple" xlink:show="embed" xlink:actuate="onLoad"/><draw:image xlink:href="./ObjectReplacements/Object 272" xlink:type="simple" xlink:show="embed" xlink:actuate="onLoad"/><svg:desc>formule</svg:desc></draw:frame></text:span></text:p>
            </text:list-item>
            <text:list-item>
              <text:p text:style-name="P112"><text:span text:style-name="_5f_Caractères"><draw:frame draw:style-name="fr7" draw:name="Objet66" text:anchor-type="as-char" svg:y="-0.534cm" svg:width="0.517cm" svg:height="0.87cm" draw:z-index="53"><draw:object xlink:href="./Object 273" xlink:type="simple" xlink:show="embed" xlink:actuate="onLoad"/><draw:image xlink:href="./ObjectReplacements/Object 273" xlink:type="simple" xlink:show="embed" xlink:actuate="onLoad"/></draw:frame></text:span><text:span text:style-name="_5f_Caractères"><text:s/>+ </text:span><text:span text:style-name="_5f_Caractères"><draw:frame draw:style-name="fr6" draw:name="Objet67" text:anchor-type="as-char" svg:y="-0.483cm" svg:width="0.616cm" svg:height="0.968cm" draw:z-index="65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_5f_Caractères"><text:s/>= </text:span><text:span text:style-name="_5f_Caractères"><draw:frame draw:style-name="fr6" draw:name="Objet68" text:anchor-type="as-char" svg:y="-0.483cm" svg:width="0.855cm" svg:height="0.968cm" draw:z-index="6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_5f_Caractères"><text:s/>= </text:span><text:span text:style-name="Character_5f_20_5f_style"><draw:frame draw:style-name="fr7" draw:name="Objet69" text:anchor-type="as-char" svg:y="-0.534cm" svg:width="0.517cm" svg:height="0.87cm" draw:z-index="146"><draw:object xlink:href="./Object 276" xlink:type="simple" xlink:show="embed" xlink:actuate="onLoad"/><draw:image xlink:href="./ObjectReplacements/Object 276" xlink:type="simple" xlink:show="embed" xlink:actuate="onLoad"/></draw:frame></text:span></text:p>
            </text:list-item>
          </text:list>
        </text:list-item>
      </text:list>
      <text:list xml:id="list142441915178936" text:continue-list="list142441150079774" text:style-name="_5f_Numérotation_20_des_20_exercices">
        <text:list-item>
          <text:h text:style-name="_5f_Titre_5f_Exercices_5f_sans_5f_Titre" text:outline-level="1"><text:span text:style-name="_5f_Caractères">Calcule :</text:span></text:h>
        </text:list-item>
      </text:list>
      <text:section text:style-name="Sect1" text:name="Section2">
        <text:section text:style-name="Sect2" text:name="Section4">
          <text:list xml:id="list142441122959115" text:continue-list="list142440777409862" text:style-name="_5f_Numérotation_20_des_20_exercices">
            <text:list-item>
              <text:list>
                <text:list-item text:start-value="1">
                  <text:p text:style-name="P112"><text:span text:style-name="_5f_Caractères"><draw:frame draw:style-name="fr7" draw:name="Objet82" text:anchor-type="as-char" svg:y="-0.534cm" svg:width="0.293cm" svg:height="0.87cm" draw:z-index="147"><draw:object xlink:href="./Object 290" xlink:type="simple" xlink:show="embed" xlink:actuate="onLoad"/><draw:image xlink:href="./ObjectReplacements/Object 290" xlink:type="simple" xlink:show="embed" xlink:actuate="onLoad"/></draw:frame></text:span><text:span text:style-name="_5f_Caractères"><text:s/>+ </text:span><text:span text:style-name="_5f_Caractères"><draw:frame draw:style-name="fr7" draw:name="Objet83" text:anchor-type="as-char" svg:y="-0.534cm" svg:width="0.293cm" svg:height="0.87cm" draw:z-index="149"><draw:object xlink:href="./Object 291" xlink:type="simple" xlink:show="embed" xlink:actuate="onLoad"/><draw:image xlink:href="./ObjectReplacements/Object 291" xlink:type="simple" xlink:show="embed" xlink:actuate="onLoad"/></draw:frame></text:span><text:span text:style-name="_5f_Caractères"><text:s/>= </text:span><text:span text:style-name="_5f_Caractères"><draw:frame draw:style-name="fr6" draw:name="Objet8" text:anchor-type="as-char" svg:y="-0.584cm" svg:width="0.392cm" svg:height="0.968cm" draw:z-index="405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    </text:list-item>
                <text:list-item>
                  <text:p text:style-name="P115"><text:span text:style-name="_5f_Caractères"><draw:frame draw:style-name="fr7" draw:name="Objet84" text:anchor-type="as-char" svg:y="-0.534cm" svg:width="0.517cm" svg:height="0.87cm" draw:z-index="150"><draw:object xlink:href="./Object 292" xlink:type="simple" xlink:show="embed" xlink:actuate="onLoad"/><draw:image xlink:href="./ObjectReplacements/Object 292" xlink:type="simple" xlink:show="embed" xlink:actuate="onLoad"/></draw:frame></text:span><text:span text:style-name="_5f_Caractères"><text:s/>– </text:span><text:span text:style-name="_5f_Caractères"><draw:frame draw:style-name="fr7" draw:name="Objet85" text:anchor-type="as-char" svg:y="-0.534cm" svg:width="0.517cm" svg:height="0.87cm" draw:z-index="151"><draw:object xlink:href="./Object 293" xlink:type="simple" xlink:show="embed" xlink:actuate="onLoad"/><draw:image xlink:href="./ObjectReplacements/Object 293" xlink:type="simple" xlink:show="embed" xlink:actuate="onLoad"/></draw:frame></text:span><text:span text:style-name="_5f_Caractères"><text:s/>= </text:span><text:span text:style-name="_5f_Caractères"><draw:frame draw:style-name="fr6" draw:name="Objet9" text:anchor-type="as-char" svg:y="-0.584cm" svg:width="0.616cm" svg:height="0.968cm" draw:z-index="406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    </text:list-item>
                <text:list-item>
                  <text:p text:style-name="P118"><text:span text:style-name="_5f_Caractères"><draw:frame draw:style-name="fr7" draw:name="Objet86" text:anchor-type="as-char" svg:y="-0.534cm" svg:width="0.741cm" svg:height="0.87cm" draw:z-index="160"><draw:object xlink:href="./Object 294" xlink:type="simple" xlink:show="embed" xlink:actuate="onLoad"/><draw:image xlink:href="./ObjectReplacements/Object 294" xlink:type="simple" xlink:show="embed" xlink:actuate="onLoad"/></draw:frame></text:span><text:span text:style-name="_5f_Caractères"><text:s/>+ </text:span><text:span text:style-name="_5f_Caractères"><draw:frame draw:style-name="fr7" draw:name="Objet95" text:anchor-type="as-char" svg:y="-0.534cm" svg:width="0.741cm" svg:height="0.87cm" draw:z-index="152"><draw:object xlink:href="./Object 296" xlink:type="simple" xlink:show="embed" xlink:actuate="onLoad"/><draw:image xlink:href="./ObjectReplacements/Object 296" xlink:type="simple" xlink:show="embed" xlink:actuate="onLoad"/></draw:frame></text:span><text:span text:style-name="_5f_Caractères"><text:s/>=</text:span></text:p>
                  <text:p text:style-name="P119"><text:span text:style-name="_5f_Caractères"><text:s text:c="6"/></text:span><text:span text:style-name="_5f_Caractères"><draw:frame draw:style-name="fr6" draw:name="Objet10" text:anchor-type="as-char" svg:y="-0.584cm" svg:width="1.998cm" svg:height="0.968cm" draw:z-index="40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    </text:list-item>
                <text:list-item>
                  <text:p text:style-name="P115"><text:span text:style-name="_5f_Caractères"><draw:frame draw:style-name="fr7" draw:name="Objet96" text:anchor-type="as-char" svg:y="-0.534cm" svg:width="0.517cm" svg:height="0.87cm" draw:z-index="154"><draw:object xlink:href="./Object 297" xlink:type="simple" xlink:show="embed" xlink:actuate="onLoad"/><draw:image xlink:href="./ObjectReplacements/Object 297" xlink:type="simple" xlink:show="embed" xlink:actuate="onLoad"/></draw:frame></text:span><text:span text:style-name="_5f_Caractères"><text:s/>+ </text:span><text:span text:style-name="_5f_Caractères"><draw:frame draw:style-name="fr7" draw:name="Objet97" text:anchor-type="as-char" svg:y="-0.534cm" svg:width="0.517cm" svg:height="0.87cm" draw:z-index="155"><draw:object xlink:href="./Object 298" xlink:type="simple" xlink:show="embed" xlink:actuate="onLoad"/><draw:image xlink:href="./ObjectReplacements/Object 298" xlink:type="simple" xlink:show="embed" xlink:actuate="onLoad"/></draw:frame></text:span><text:span text:style-name="_5f_Caractères"><text:s/>= </text:span><text:span text:style-name="_5f_Caractères"><draw:frame draw:style-name="fr6" draw:name="Objet11" text:anchor-type="as-char" svg:y="-0.584cm" svg:width="1.48cm" svg:height="0.968cm" draw:z-index="408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    </text:list-item>
                <text:list-item>
                  <text:p text:style-name="P115"><text:span text:style-name="_5f_Caractères"><draw:frame draw:style-name="fr7" draw:name="Objet99" text:anchor-type="as-char" svg:y="-0.534cm" svg:width="0.517cm" svg:height="0.87cm" draw:z-index="156"><draw:object xlink:href="./Object 299" xlink:type="simple" xlink:show="embed" xlink:actuate="onLoad"/><draw:image xlink:href="./ObjectReplacements/Object 299" xlink:type="simple" xlink:show="embed" xlink:actuate="onLoad"/></draw:frame></text:span><text:span text:style-name="_5f_Caractères"><text:s/>+ </text:span><text:span text:style-name="_5f_Caractères"><draw:frame draw:style-name="fr7" draw:name="Objet100" text:anchor-type="as-char" svg:y="-0.534cm" svg:width="0.517cm" svg:height="0.87cm" draw:z-index="157"><draw:object xlink:href="./Object 300" xlink:type="simple" xlink:show="embed" xlink:actuate="onLoad"/><draw:image xlink:href="./ObjectReplacements/Object 300" xlink:type="simple" xlink:show="embed" xlink:actuate="onLoad"/></draw:frame></text:span><text:span text:style-name="_5f_Caractères"><text:s/>= </text:span><text:span text:style-name="_5f_Caractères"><draw:frame draw:style-name="fr6" draw:name="Objet12" text:anchor-type="as-char" svg:y="-0.584cm" svg:width="1.48cm" svg:height="0.968cm" draw:z-index="409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  </text:list-item>
                <text:list-item>
                  <text:p text:style-name="P115"><text:span text:style-name="_5f_Caractères"><draw:frame draw:style-name="fr7" draw:name="Objet101" text:anchor-type="as-char" svg:y="-0.534cm" svg:width="0.741cm" svg:height="0.87cm" draw:z-index="158"><draw:object xlink:href="./Object 301" xlink:type="simple" xlink:show="embed" xlink:actuate="onLoad"/><draw:image xlink:href="./ObjectReplacements/Object 301" xlink:type="simple" xlink:show="embed" xlink:actuate="onLoad"/></draw:frame></text:span><text:span text:style-name="_5f_Caractères"><text:s/>+ </text:span><text:span text:style-name="_5f_Caractères"><draw:frame draw:style-name="fr7" draw:name="Objet102" text:anchor-type="as-char" svg:y="-0.534cm" svg:width="0.741cm" svg:height="0.87cm" draw:z-index="159"><draw:object xlink:href="./Object 302" xlink:type="simple" xlink:show="embed" xlink:actuate="onLoad"/><draw:image xlink:href="./ObjectReplacements/Object 302" xlink:type="simple" xlink:show="embed" xlink:actuate="onLoad"/></draw:frame></text:span><text:span text:style-name="_5f_Caractères"><text:s/>= </text:span><text:span text:style-name="_5f_Caractères"><draw:frame draw:style-name="fr6" draw:name="Objet13" text:anchor-type="as-char" svg:y="-0.584cm" svg:width="0.84cm" svg:height="0.968cm" draw:z-index="410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    </text:list-item>
              </text:list>
            </text:list-item>
          </text:list>
        </text:section>
        <text:list xml:id="list142442667070698" text:continue-numbering="true" text:style-name="_5f_Numérotation_20_des_20_exercices">
          <text:list-item>
            <text:list>
              <text:list-item>
                <text:p text:style-name="P115"><text:span text:style-name="_5f_Caractères"><draw:frame draw:style-name="fr7" draw:name="Objet104" text:anchor-type="as-char" svg:y="-0.534cm" svg:width="0.517cm" svg:height="0.87cm" draw:z-index="91"><draw:object xlink:href="./Object 303" xlink:type="simple" xlink:show="embed" xlink:actuate="onLoad"/><draw:image xlink:href="./ObjectReplacements/Object 303" xlink:type="simple" xlink:show="embed" xlink:actuate="onLoad"/></draw:frame></text:span><text:span text:style-name="_5f_Caractères"><text:s/>+ </text:span><text:span text:style-name="_5f_Caractères"><draw:frame draw:style-name="fr7" draw:name="Objet106" text:anchor-type="as-char" svg:y="-0.534cm" svg:width="0.517cm" svg:height="0.87cm" draw:z-index="93"><draw:object xlink:href="./Object 304" xlink:type="simple" xlink:show="embed" xlink:actuate="onLoad"/><draw:image xlink:href="./ObjectReplacements/Object 304" xlink:type="simple" xlink:show="embed" xlink:actuate="onLoad"/></draw:frame></text:span><text:span text:style-name="_5f_Caractères"><text:s/>+ </text:span><text:span text:style-name="_5f_Caractères"><draw:frame draw:style-name="fr7" draw:name="Objet107" text:anchor-type="as-char" svg:y="-0.534cm" svg:width="0.517cm" svg:height="0.87cm" draw:z-index="94"><draw:object xlink:href="./Object 305" xlink:type="simple" xlink:show="embed" xlink:actuate="onLoad"/><draw:image xlink:href="./ObjectReplacements/Object 305" xlink:type="simple" xlink:show="embed" xlink:actuate="onLoad"/></draw:frame></text:span><text:span text:style-name="_5f_Caractères"><text:s/>= </text:span><text:span text:style-name="_5f_Caractères"><draw:frame draw:style-name="fr6" draw:name="Objet14" text:anchor-type="as-char" svg:y="-0.584cm" svg:width="0.616cm" svg:height="0.968cm" draw:z-index="41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  </text:list-item>
              <text:list-item>
                <text:p text:style-name="P115"><text:span text:style-name="_5f_Caractères"><draw:frame draw:style-name="fr7" draw:name="Objet108" text:anchor-type="as-char" svg:y="-0.579cm" svg:width="1.736cm" svg:height="0.96cm" draw:z-index="68"><draw:object xlink:href="./Object 306" xlink:type="simple" xlink:show="embed" xlink:actuate="onLoad"/><draw:image xlink:href="./ObjectReplacements/Object 306" xlink:type="simple" xlink:show="embed" xlink:actuate="onLoad"/></draw:frame></text:span><text:span text:style-name="_5f_Caractères"><text:s/>– </text:span><text:span text:style-name="_5f_Caractères"><draw:frame draw:style-name="fr7" draw:name="Objet111" text:anchor-type="as-char" svg:y="-0.534cm" svg:width="0.517cm" svg:height="0.87cm" draw:z-index="69"><draw:object xlink:href="./Object 308" xlink:type="simple" xlink:show="embed" xlink:actuate="onLoad"/><draw:image xlink:href="./ObjectReplacements/Object 308" xlink:type="simple" xlink:show="embed" xlink:actuate="onLoad"/></draw:frame></text:span><text:span text:style-name="_5f_Caractères"><text:s/>= </text:span><text:span text:style-name="_5f_Caractères"><draw:frame draw:style-name="fr6" draw:name="Objet15" text:anchor-type="as-char" svg:y="-0.584cm" svg:width="0.616cm" svg:height="0.968cm" draw:z-index="42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    </text:list-item>
              <text:list-item>
                <text:p text:style-name="P115"><text:span text:style-name="_5f_Caractères"><draw:frame draw:style-name="fr7" draw:name="Objet112" text:anchor-type="as-char" svg:y="-0.579cm" svg:width="1.736cm" svg:height="0.96cm" draw:z-index="70"><draw:object xlink:href="./Object 309" xlink:type="simple" xlink:show="embed" xlink:actuate="onLoad"/><draw:image xlink:href="./ObjectReplacements/Object 309" xlink:type="simple" xlink:show="embed" xlink:actuate="onLoad"/></draw:frame></text:span><text:span text:style-name="_5f_Caractères"><text:s/>+ </text:span><text:span text:style-name="_5f_Caractères"><draw:frame draw:style-name="fr7" draw:name="Objet114" text:anchor-type="as-char" svg:y="-0.534cm" svg:width="0.517cm" svg:height="0.87cm" draw:z-index="71"><draw:object xlink:href="./Object 311" xlink:type="simple" xlink:show="embed" xlink:actuate="onLoad"/><draw:image xlink:href="./ObjectReplacements/Object 311" xlink:type="simple" xlink:show="embed" xlink:actuate="onLoad"/></draw:frame></text:span><text:span text:style-name="_5f_Caractères"><text:s/>= </text:span><text:span text:style-name="_5f_Caractères"><draw:frame draw:style-name="fr6" draw:name="Objet16" text:anchor-type="as-char" svg:y="-0.584cm" svg:width="0.616cm" svg:height="0.968cm" draw:z-index="417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42442010579472" text:continue-list="list142441915178936" text:style-name="_5f_Numérotation_20_des_20_exercices">
        <text:list-item>
          <text:h text:style-name="_5f_Titre_5f_Exercices_5f_avec_5f_Titre" text:outline-level="1"><text:span text:style-name="_5f_Caractères">Fraction et nombre manquant</text:span></text:h>
        </text:list-item>
      </text:list>
      <text:h text:style-name="_5f_Paragraphe" text:outline-level="1"><text:span text:style-name="_5f_Caractères">Par quel nombre faut-il :</text:span></text:h>
      <text:list xml:id="list142442283098489" text:continue-numbering="true" text:style-name="_5f_Numérotation_20_des_20_exercices">
        <text:list-item>
          <text:list>
            <text:list-item>
              <text:p text:style-name="_5f_Paragraphe_5f_Réponse_5f_Elève_5f_Fraction"><text:span text:style-name="_5f_Caractères">multiplier 5 pour obtenir 3 ? </text:span><text:span text:style-name="Character_5f_20_5f_style"><draw:frame draw:style-name="fr6" draw:name="Objet17" text:anchor-type="as-char" svg:y="-0.584cm" svg:width="0.392cm" svg:height="0.968cm" draw:z-index="4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  </text:list-item>
            <text:list-item>
              <text:p text:style-name="_5f_Paragraphe_5f_Réponse_5f_Elève_5f_Fraction"><text:span text:style-name="_5f_Caractères">multiplier 19 pour obtenir 97 ? </text:span><text:span text:style-name="Character_5f_20_5f_style"><draw:frame draw:style-name="fr6" draw:name="Objet18" text:anchor-type="as-char" svg:y="-0.584cm" svg:width="0.616cm" svg:height="0.968cm" draw:z-index="419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</text:list-item>
            <text:list-item>
              <text:p text:style-name="_5f_Paragraphe_5f_Réponse_5f_Elève_5f_Fraction"><text:span text:style-name="_5f_Caractères">multiplier 12 pour obtenir 11 ? </text:span><text:span text:style-name="Character_5f_20_5f_style"><draw:frame draw:style-name="fr6" draw:name="Objet19" text:anchor-type="as-char" svg:y="-0.584cm" svg:width="0.616cm" svg:height="0.968cm" draw:z-index="421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      </text:list-item>
          </text:list>
        </text:list-item>
        <text:list-item>
          <text:h text:style-name="_5f_Titre_5f_Exercices_5f_avec_5f_Titre" text:outline-level="1"><text:span text:style-name="_5f_Caractères">Fraction et nombre manquant (bis)</text:span></text:h>
        </text:list-item>
      </text:list>
      <text:h text:style-name="_5f_Paragraphe" text:outline-level="1"><text:span text:style-name="_5f_Caractères">Complète par le nombre manquant.</text:span></text:h>
      <text:section text:style-name="Sect2" text:name="Section3">
        <text:list xml:id="list142441511813010" text:continue-numbering="true" text:style-name="_5f_Numérotation_20_des_20_exercices">
          <text:list-item>
            <text:list>
              <text:list-item>
                <text:p text:style-name="P112"><text:span text:style-name="_5f_Caractères">68 × </text:span><text:span text:style-name="_5f_Caractères"><draw:frame draw:style-name="fr6" draw:name="Objet120" text:anchor-type="as-char" svg:y="-0.483cm" svg:width="0.616cm" svg:height="0.968cm" draw:z-index="24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_5f_Caractères"><text:s/>= 52.</text:span></text:p>
              </text:list-item>
              <text:list-item>
                <text:p text:style-name="P112"><text:span text:style-name="_5f_Caractères">74 × </text:span><text:span text:style-name="_5f_Caractères"><draw:frame draw:style-name="fr6" draw:name="Objet121" text:anchor-type="as-char" svg:y="-0.483cm" svg:width="0.616cm" svg:height="0.968cm" draw:z-index="25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_5f_Caractères"><text:s/>= 38.</text:span></text:p>
              </text:list-item>
              <text:list-item>
                <text:p text:style-name="P112"><text:span text:style-name="_5f_Caractères"><draw:frame draw:style-name="fr7" draw:name="Objet122" text:anchor-type="as-char" svg:y="-0.534cm" svg:width="0.517cm" svg:height="0.87cm" draw:z-index="26"><draw:object xlink:href="./Object 317" xlink:type="simple" xlink:show="embed" xlink:actuate="onLoad"/><draw:image xlink:href="./ObjectReplacements/Object 317" xlink:type="simple" xlink:show="embed" xlink:actuate="onLoad"/></draw:frame></text:span><text:span text:style-name="_5f_Caractères"><text:s/>× </text:span><text:span text:style-name="_5f_Caractères_5f_correction"><text:span text:style-name="T191">9</text:span></text:span><text:span text:style-name="_5f_Caractères_5f_correction"><text:span text:style-name="T190">0</text:span></text:span><text:span text:style-name="_5f_Caractères_5f_correction"> </text:span><text:span text:style-name="_5f_Caractères">= 57.</text:span></text:p>
              </text:list-item>
              <text:list-item>
                <text:p text:style-name="P116"><text:span text:style-name="_5f_Caractères_5f_correction"><text:span text:style-name="T182">8</text:span></text:span><text:span text:style-name="_5f_Caractères_5f_correction"><text:span text:style-name="T187">5</text:span></text:span><text:span text:style-name="_5f_Caractères_5f_correction"> </text:span><text:span text:style-name="_5f_pointillés_20_gris"><text:s/></text:span><text:span text:style-name="_5f_Caractères">× </text:span><text:span text:style-name="_5f_Caractères"><draw:frame draw:style-name="fr7" draw:name="Objet123" text:anchor-type="as-char" svg:y="-0.482cm" svg:width="0.517cm" svg:height="0.87cm" draw:z-index="27"><draw:object xlink:href="./Object 318" xlink:type="simple" xlink:show="embed" xlink:actuate="onLoad"/><draw:image xlink:href="./ObjectReplacements/Object 318" xlink:type="simple" xlink:show="embed" xlink:actuate="onLoad"/></draw:frame></text:span><text:span text:style-name="_5f_Caractères"><text:s/>= 9.</text:span></text:p>
              </text:list-item>
              <text:list-item>
                <text:p text:style-name="P112"><text:span text:style-name="_5f_Caractères"><draw:frame draw:style-name="fr6" draw:name="Objet124" text:anchor-type="as-char" svg:y="-0.483cm" svg:width="0.616cm" svg:height="0.968cm" draw:z-index="28"><draw:object xlink:href="./Object 319" xlink:type="simple" xlink:show="embed" xlink:actuate="onLoad"/><draw:image xlink:href="./ObjectReplacements/Object 319" xlink:type="simple" xlink:show="embed" xlink:actuate="onLoad"/><svg:desc>formule</svg:desc></draw:frame></text:span><text:span text:style-name="_5f_Caractères"><text:s/>× 59 = 17.</text:span></text:p>
              </text:list-item>
              <text:list-item>
                <text:p text:style-name="P112"><text:span text:style-name="_5f_Caractères">23 × </text:span><text:span text:style-name="_5f_Caractères"><draw:frame draw:style-name="fr6" draw:name="Objet125" text:anchor-type="as-char" svg:y="-0.483cm" svg:width="0.616cm" svg:height="0.968cm" draw:z-index="29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_5f_Caractères"><text:s/>= 41.</text:span></text:p>
              </text:list-item>
            </text:list>
            <text:p text:style-name="_5f_Paragraphe_5f_Réponse_5f_Elève_5f_Fraction"><text:span text:style-name="_5f_Caractères"/></text:p>
          </text:list-item>
        </text:list>
      </text:section>
      <text:list xml:id="list142442635555510" text:continue-numbering="true" text:style-name="_5f_Numérotation_20_des_20_exercices">
        <text:list-item>
          <text:p text:style-name="_5f_Paragraphe_5f_Réponse_5f_Elève_5f_Fraction"><text:span text:style-name="_5f_Caractères">Complète.</text:span></text:p>
        </text:list-item>
      </text:list>
      <text:section text:style-name="Sect3" text:name="Section13">
        <text:list xml:id="list142441008841619" text:continue-list="list142442667070698" text:style-name="_5f_Numérotation_20_des_20_exercices">
          <text:list-item>
            <text:list>
              <text:list-item text:start-value="1">
                <text:p text:style-name="P112"><text:span text:style-name="_5f_Caractères">6 × </text:span><text:span text:style-name="_5f_Caractères"><draw:frame draw:style-name="fr7" draw:name="Objet126" text:anchor-type="as-char" svg:y="-0.482cm" svg:width="0.293cm" svg:height="0.87cm" draw:z-index="15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_5f_Caractères"><text:s/>= </text:span><text:span text:style-name="_5f_Caractères_5f_correction"><text:span text:style-name="T198">5</text:span></text:span></text:p>
              </text:list-item>
              <text:list-item>
                <text:p text:style-name="P117"><text:span text:style-name="_5f_Caractères">13 × </text:span><text:span text:style-name="_5f_Caractères"><draw:frame draw:style-name="fr7" draw:name="Objet127" text:anchor-type="as-char" svg:y="-0.482cm" svg:width="0.517cm" svg:height="0.87cm" draw:z-index="16"><draw:object xlink:href="./Object 322" xlink:type="simple" xlink:show="embed" xlink:actuate="onLoad"/><draw:image xlink:href="./ObjectReplacements/Object 322" xlink:type="simple" xlink:show="embed" xlink:actuate="onLoad"/></draw:frame></text:span><text:span text:style-name="_5f_Caractères"><text:s/>= <text:s/></text:span><text:span text:style-name="_5f_Caractères_5f_correction"><text:span text:style-name="T198">55</text:span></text:span></text:p>
              </text:list-item>
              <text:list-item>
                <text:p text:style-name="P112"><text:span text:style-name="_5f_Caractères">7 × </text:span><text:span text:style-name="_5f_Caractères"><draw:frame draw:style-name="fr6" draw:name="Objet128" text:anchor-type="as-char" svg:y="-0.483cm" svg:width="0.392cm" svg:height="0.968cm" draw:z-index="17"><draw:object xlink:href="./Object 323" xlink:type="simple" xlink:show="embed" xlink:actuate="onLoad"/><draw:image xlink:href="./ObjectReplacements/Object 323" xlink:type="simple" xlink:show="embed" xlink:actuate="onLoad"/><svg:desc>formule</svg:desc></draw:frame></text:span><text:span text:style-name="_5f_Caractères"><text:s/>= 1</text:span></text:p>
              </text:list-item>
              <text:list-item>
                <text:p text:style-name="P112"><text:span text:style-name="_5f_Caractères">19 × </text:span><text:span text:style-name="_5f_Caractères"><draw:frame draw:style-name="fr6" draw:name="Objet20" text:anchor-type="as-char" svg:y="-0.584cm" svg:width="0.616cm" svg:height="0.968cm" draw:z-index="41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_5f_Caractères"><text:s/>= 76</text:span></text:p>
              </text:list-item>
              <text:list-item>
                <text:p text:style-name="P112"><text:span text:style-name="_5f_Caractères"><draw:frame draw:style-name="fr6" draw:name="Objet130" text:anchor-type="as-char" svg:y="-0.483cm" svg:width="0.84cm" svg:height="0.968cm" draw:z-index="18"><draw:object xlink:href="./Object 325" xlink:type="simple" xlink:show="embed" xlink:actuate="onLoad"/><draw:image xlink:href="./ObjectReplacements/Object 325" xlink:type="simple" xlink:show="embed" xlink:actuate="onLoad"/><svg:desc>formule</svg:desc></draw:frame></text:span><text:span text:style-name="_5f_Caractères">× 7 = 100</text:span></text:p>
              </text:list-item>
              <text:list-item>
                <text:p text:style-name="P112"><text:span text:style-name="_5f_Caractères">8 × </text:span><text:span text:style-name="_5f_Caractères"><draw:frame draw:style-name="fr6" draw:name="Objet131" text:anchor-type="as-char" svg:y="-0.483cm" svg:width="0.392cm" svg:height="0.968cm" draw:z-index="19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_5f_Caractères"><text:s/>= 4</text:span></text:p>
              </text:list-item>
            </text:list>
          </text:list-item>
        </text:list>
      </text:section>
      <text:list xml:id="list142441013688432" text:continue-list="list142442635555510" text:style-name="_5f_Numérotation_20_des_20_exercices">
        <text:list-item>
          <text:h text:style-name="_5f_Titre_5f_Exercices_5f_sans_5f_Titre" text:outline-level="1"><text:span text:style-name="_5f_Caractères">Détermine dans chaque cas l’expression ma­thématique qui <text:s/>correspond et effectue le calcul de­mandé :</text:span></text:h>
          <text:list>
            <text:list-item>
              <text:p text:style-name="_5f_Paragraphe_5f_avec_5f_Num_5f_Question"><text:span text:style-name="_5f_Caractères">Trois fois 17 tiers </text:span></text:p>
              <text:p text:style-name="P120"><text:span text:style-name="_5f_Caractères"><text:s text:c="13"/></text:span><text:span text:style-name="_5f_Caractères_5f_correction">68 ×</text:span><text:span text:style-name="_5f_Caractères"> </text:span><text:span text:style-name="_5f_Caractères"><draw:frame draw:style-name="fr6" draw:name="Objet21" text:anchor-type="as-char" svg:y="-0.584cm" svg:width="0.616cm" svg:height="0.968cm" draw:z-index="41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"><text:s/></text:span></text:p>
            </text:list-item>
            <text:list-item>
              <text:p text:style-name="P109"><text:span text:style-name="_5f_Caractères">Cinq fois 6 cinquièmes <text:s/></text:span></text:p>
              <text:p text:style-name="P111"><text:span text:style-name="_5f_Caractères"><text:span text:style-name="T192"><text:s text:c="14"/></text:span></text:span><text:span text:style-name="_5f_Caractères_5f_correction"><text:span text:style-name="T183"><text:s/>5</text:span></text:span><text:span text:style-name="_5f_Caractères_5f_correction">×</text:span><text:span text:style-name="_5f_Caractères"> </text:span><text:span text:style-name="_5f_Caractères"><draw:frame draw:style-name="fr6" draw:name="Objet22" text:anchor-type="as-char" svg:y="-0.584cm" svg:width="0.392cm" svg:height="0.968cm" draw:z-index="41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"><text:s/></text:span></text:p>
            </text:list-item>
            <text:list-item>
              <text:p text:style-name="P109"><text:span text:style-name="_5f_Caractères">Sept fois 42 septièmes <text:s/></text:span></text:p>
              <text:p text:style-name="P111"><text:span text:style-name="_5f_Caractères"><text:span text:style-name="T192"><text:s text:c="12"/></text:span></text:span><text:span text:style-name="_5f_Caractères_5f_correction"><text:span text:style-name="T183"><text:s/>7</text:span></text:span><text:span text:style-name="_5f_Caractères_5f_correction"> ×</text:span><text:span text:style-name="_5f_Caractères"> </text:span><text:span text:style-name="_5f_Caractères"><draw:frame draw:style-name="fr6" draw:name="Objet23" text:anchor-type="as-char" svg:y="-0.584cm" svg:width="0.616cm" svg:height="0.968cm" draw:z-index="41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"><text:s/></text:span></text:p>
            </text:list-item>
          </text:list>
        </text:list-item>
        <text:list-item>
          <text:h text:style-name="_5f_Titre_5f_Exercices_5f_sans_5f_Titre" text:outline-level="1"><text:span text:style-name="_5f_Caractères">Dans chaque cas, détermine le coefficient de proportionnalité sous la forme d’une fraction :</text:span></text:h>
        </text:list-item>
      </text:list>
      <text:h text:style-name="_5f_Paragraphe" text:outline-level="1"><draw:frame draw:style-name="fr1" draw:name="Cadre4" text:anchor-type="paragraph" svg:x="3.842cm" svg:y="0.259cm" svg:width="2.979cm" draw:z-index="1"><draw:text-box fo:min-height="1.52cm"><text:p text:style-name="P100">Multiplié par</text:p><text:p text:style-name="P101"><draw:frame draw:style-name="fr6" draw:name="Objet24" text:anchor-type="as-char" svg:y="-0.584cm" svg:width="0.392cm" svg:height="0.968cm" draw:z-index="416"><draw:object xlink:href="./Object 28" xlink:type="simple" xlink:show="embed" xlink:actuate="onLoad"/><draw:image xlink:href="./ObjectReplacements/Object 28" xlink:type="simple" xlink:show="embed" xlink:actuate="onLoad"/><svg:desc>formule</svg:desc></draw:frame></text:p></draw:text-box></draw:frame></text:h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h text:style-name="_5f_Tableau_5f_Centré" text:outline-level="1">32</text:h>
          </table:table-cell>
          <table:table-cell table:style-name="Tableau4.B1" office:value-type="string">
            <text:h text:style-name="_5f_Tableau_5f_Centré" text:outline-level="1"><draw:custom-shape text:anchor-type="paragraph" draw:z-index="2" draw:name="Forme2" draw:style-name="gr15" draw:text-style-name="P135" svg:width="1.509cm" svg:height="1.209cm" svg:x="0.704cm" svg:y="0.161cm"><text:p/><draw:enhanced-geometry svg:viewBox="0 0 21600 21600" draw:text-areas="0 0 21600 21600" draw:type="circular-arrow" draw:modifiers="-91.3535910227115 88.1105363853266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8</text:h>
          </table:table-cell>
        </table:table-row>
        <table:table-row table:style-name="Tableau4.1">
          <table:table-cell table:style-name="Tableau4.A2" office:value-type="string">
            <text:h text:style-name="_5f_Tableau_5f_Centré" text:outline-level="1">4</text:h>
          </table:table-cell>
          <table:table-cell table:style-name="Tableau4.B2" office:value-type="string">
            <text:h text:style-name="_5f_Tableau_5f_Centré" text:outline-level="1">1</text:h>
          </table:table-cell>
        </table:table-row>
      </table:table>
      <text:h text:style-name="P102" text:outline-level="1"><draw:frame draw:style-name="fr1" draw:name="Cadre5" text:anchor-type="paragraph" svg:x="3.842cm" svg:y="0.568cm" svg:width="2.979cm" draw:z-index="237"><draw:text-box fo:min-height="1.52cm"><text:p text:style-name="P100">Multiplié par</text:p><text:p text:style-name="P101"><draw:frame draw:style-name="fr6" draw:name="Objet29" text:anchor-type="as-char" svg:y="-0.584cm" svg:width="1.475cm" svg:height="0.968cm" draw:z-index="422"><draw:object xlink:href="./Object 33" xlink:type="simple" xlink:show="embed" xlink:actuate="onLoad"/><draw:image xlink:href="./ObjectReplacements/Object 33" xlink:type="simple" xlink:show="embed" xlink:actuate="onLoad"/><svg:desc>formule</svg:desc></draw:frame></text:p></draw:text-box></draw:frame><text:span text:style-name="_5f_pointillés_20_gris"/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h text:style-name="P104" text:outline-level="1">45</text:h>
          </table:table-cell>
          <table:table-cell table:style-name="Tableau5.B1" office:value-type="string">
            <text:h text:style-name="P104" text:outline-level="1"><draw:custom-shape text:anchor-type="paragraph" draw:z-index="236" draw:name="Forme2_0" draw:style-name="gr12" draw:text-style-name="P135" svg:width="1.549cm" svg:height="1.258cm" svg:x="0.628cm" svg:y="0.079cm"><text:p/><draw:enhanced-geometry svg:viewBox="0 0 21600 21600" draw:text-areas="0 0 21600 21600" draw:type="circular-arrow" draw:modifiers="-88.1373746707719 85.160447151677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9</text:h>
          </table:table-cell>
        </table:table-row>
        <table:table-row table:style-name="Tableau5.1">
          <table:table-cell table:style-name="Tableau5.A2" office:value-type="string">
            <text:h text:style-name="P104" text:outline-level="1">15</text:h>
          </table:table-cell>
          <table:table-cell table:style-name="Tableau5.B2" office:value-type="string">
            <text:h text:style-name="P104" text:outline-level="1">3</text:h>
          </table:table-cell>
        </table:table-row>
      </table:table>
      <text:list xml:id="list142441275436359" text:continue-numbering="true" text:style-name="_5f_Numérotation_20_des_20_exercices">
        <text:list-header>
          <text:h text:style-name="P124" text:outline-level="1"><text:span text:style-name="_5f_Caractères"/></text:h>
        </text:list-header>
        <text:list-item>
          <text:h text:style-name="P125" text:outline-level="1"><text:span text:style-name="_5f_Caractères">Choisir</text:span></text:h>
          <text:list>
            <text:list-item>
              <text:p text:style-name="_5f_Paragraphe_5f_avec_5f_Num_5f_Question"><text:span text:style-name="_5f_Caractères">Vaut‑il mieux recevoir 2 % de 3 625 € ou 80 % de 90 € ? Explique</text:span></text:p>
              <text:p text:style-name="P121"><text:span text:style-name="_5f_Caractères_5f_correction"><text:s text:c="2"/></text:span><text:span text:style-name="_5f_Caractères_5f_correction"><text:span text:style-name="T199">3 625</text:span></text:span><text:span text:style-name="_5f_Caractères_5f_correction"> </text:span><text:span text:style-name="_5f_Caractères_5f_correction"><text:span text:style-name="T199">€ </text:span></text:span><text:span text:style-name="_5f_Caractères_5f_correction">× </text:span><text:span text:style-name="_5f_Caractères_5f_correction"><draw:frame draw:style-name="fr6" draw:name="Objet25" text:anchor-type="as-char" svg:y="-0.584cm" svg:width="0.84cm" svg:height="0.968cm" draw:z-index="42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9">= 72,50 €</text:span></text:span></text:p>
              <text:p text:style-name="P121"><text:span text:style-name="_5f_Caractères_5f_correction"><text:span text:style-name="T184">90</text:span></text:span><text:span text:style-name="_5f_Caractères_5f_correction"> </text:span><text:span text:style-name="_5f_Caractères_5f_correction"><text:span text:style-name="T199">€ </text:span></text:span><text:span text:style-name="_5f_Caractères_5f_correction">× </text:span><text:span text:style-name="_5f_Caractères_5f_correction"><draw:frame draw:style-name="fr6" draw:name="Objet26" text:anchor-type="as-char" svg:y="-0.584cm" svg:width="0.84cm" svg:height="0.968cm" draw:z-index="424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99">= 72 €</text:span></text:span></text:p>
              <text:p text:style-name="P122"><text:span text:style-name="_5f_Caractères_5f_correction"><text:span text:style-name="T199">Il vaut mieux recevoir 2 % de 3 625 €.</text:span></text:span></text:p>
            </text:list-item>
            <text:list-item>
              <text:p text:style-name="_5f_Paragraphe_5f_avec_5f_Num_5f_Question"><text:span text:style-name="_5f_Caractères">Un pantalon vert, qui coûtait 35 €, est vendu à 70 % de son prix initial et un pantalon bleu, qui coûtait 27 €, est vendu à 95 % de son prix initial. Lequel sera le moins cher à l'achat ?</text:span></text:p>
            </text:list-item>
          </text:list>
        </text:list-item>
      </text:list>
      <text:p text:style-name="P103"><text:span text:style-name="_5f_Caractères_5f_correction"><text:span text:style-name="T197">Pantalon vert : </text:span></text:span><text:span text:style-name="_5f_Caractères_5f_correction"><text:span text:style-name="T197"><draw:frame draw:style-name="fr6" draw:name="Objet27" text:anchor-type="as-char" svg:y="-0.584cm" svg:width="0.84cm" svg:height="0.968cm" draw:z-index="425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Caractères_5f_correction"><text:span text:style-name="T197"><text:s/>×</text:span></text:span><text:span text:style-name="_5f_Caractères_5f_correction"> </text:span><text:span text:style-name="_5f_Caractères_5f_correction"><text:span text:style-name="T200">35 € <text:s/>= 24,50 €.</text:span></text:span></text:p>
      <text:p text:style-name="P103"><text:span text:style-name="_5f_Caractères_5f_correction"><text:span text:style-name="T197">Pantalon </text:span></text:span><text:span text:style-name="_5f_Caractères_5f_correction"><text:span text:style-name="T188">bleu </text:span></text:span><text:span text:style-name="_5f_Caractères_5f_correction"><text:span text:style-name="T197">: </text:span></text:span><text:span text:style-name="_5f_Caractères_5f_correction"><text:span text:style-name="T197"><draw:frame draw:style-name="fr6" draw:name="Objet28" text:anchor-type="as-char" svg:y="-0.584cm" svg:width="0.84cm" svg:height="0.968cm" draw:z-index="426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Caractères_5f_correction"><text:span text:style-name="T197"><text:s/>×</text:span></text:span><text:span text:style-name="_5f_Caractères_5f_correction"> </text:span><text:span text:style-name="_5f_Caractères_5f_correction"><text:span text:style-name="T185">27</text:span></text:span><text:span text:style-name="_5f_Caractères_5f_correction"><text:span text:style-name="T200"> € <text:s/>= 2</text:span></text:span><text:span text:style-name="_5f_Caractères_5f_correction"><text:span text:style-name="T185">5</text:span></text:span><text:span text:style-name="_5f_Caractères_5f_correction"><text:span text:style-name="T200">,</text:span></text:span><text:span text:style-name="_5f_Caractères_5f_correction"><text:span text:style-name="T185">65</text:span></text:span><text:span text:style-name="_5f_Caractères_5f_correction"><text:span text:style-name="T200"> €.</text:span></text:span><text:span text:style-name="_5f_pointillés_20_gris">.</text:span></text:p>
      <text:p text:style-name="P103"><text:span text:style-name="_5f_Caractères_5f_correction"><text:span text:style-name="T197">Le pantalon vert</text:span></text:span><text:span text:style-name="_5f_Caractères_5f_correction"> sera le moins cher à l'acha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 style:list-style-name="_5f_Numérotation_20_des_20_exercices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_5f_Frame_20_G">
      <style:graphic-properties fo:background-color="#ffff00" style:background-transparency="0%" draw:fill="solid" draw:fill-color="#ffff00" draw:opacity="100%" fo:padding="0.049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4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89fb01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officeooo:paragraph-rsid="00d4df5c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fo:font-size="9pt" style:font-size-asian="9pt" style:font-size-complex="9pt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32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31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59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60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2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7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58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7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4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376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45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72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1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2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49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242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244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34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39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7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8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88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189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35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6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2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55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39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50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51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1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2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48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43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83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46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47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79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4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44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45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19"><draw:line text:anchor-type="paragraph" draw:z-index="177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33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1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62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228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1"><draw:line text:anchor-type="paragraph" draw:z-index="230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357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93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94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3"><draw:path text:anchor-type="paragraph" draw:z-index="20" draw:name="Shape1_4" draw:style-name="Mgr5" draw:text-style-name="MP15" svg:width="4.329cm" svg:height="2.238cm" svg:x="-1.5cm" svg:y="-7.401cm" svg:viewBox="0 0 4330 2239" svg:d="M0 2239l3984-288c209-15 363-167 345-342l-170-1609h-4159z"><text:p/></draw:path><draw:line text:anchor-type="paragraph" draw:z-index="218" draw:name="Shape3_9" draw:style-name="Mgr1" draw:text-style-name="MP2" svg:x1="6.766cm" svg:y1="0.367cm" svg:x2="20.496cm" svg:y2="0.36cm"><text:p/></draw:line><text:span text:style-name="MT18">Opérations</text:span> </text:p>
      </style:header>
      <style:header-left>
        <text:p text:style-name="MP23"><draw:path text:anchor-type="paragraph" draw:z-index="211" draw:name="Shape1_8" draw:style-name="Mgr5" draw:text-style-name="MP15" svg:width="4.329cm" svg:height="2.238cm" svg:x="-1.5cm" svg:y="-7.401cm" svg:viewBox="0 0 4330 2239" svg:d="M0 2239l3984-288c209-15 363-167 345-342l-170-1609h-4159z"><text:p/></draw:path><draw:line text:anchor-type="paragraph" draw:z-index="212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22"><draw:text-box fo:min-height="0.499cm" fo:min-width="5.099cm"><draw:frame draw:style-name="Mfr2" draw:name="Frame231" text:anchor-type="frame" svg:x="0.45cm" svg:y="0.079cm" svg:width="0.817cm" draw:z-index="30"><draw:text-box fo:min-height="0.355cm"><text:p text:style-name="MP4"><draw:g text:anchor-type="paragraph" draw:z-index="216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42</text:page-number></text:p></draw:text-box></draw:frame><text:p text:style-name="MP24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8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9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5"><draw:path text:anchor-type="paragraph" draw:z-index="377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78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379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7"><draw:line text:anchor-type="paragraph" draw:z-index="200" draw:name="Shape3_10" draw:style-name="Mgr1" draw:text-style-name="MP2" svg:x1="10.308cm" svg:y1="0.388cm" svg:x2="20.496cm" svg:y2="0.36cm"><text:p/></draw:line><draw:path text:anchor-type="paragraph" draw:z-index="202" draw:name="Shape1_6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7"><draw:line text:anchor-type="paragraph" draw:z-index="204" draw:name="Shape3_27" draw:style-name="Mgr1" draw:text-style-name="MP2" svg:x1="10.308cm" svg:y1="0.388cm" svg:x2="20.496cm" svg:y2="0.36cm"><text:p/></draw:line><draw:path text:anchor-type="paragraph" draw:z-index="205" draw:name="Shape1_9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06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6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7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95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4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2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22">Multiplier</text:span> </text:p>
      </style:header>
      <style:header-left>
        <text:p text:style-name="MP29">Calculer : <text:span text:style-name="MT22">Multiplier</text:span> </text:p>
      </style:header-left>
      <style:footer>
        <text:p text:style-name="MP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34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draw:g text:anchor-type="paragraph" draw:z-index="340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3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8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303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draw:g text:anchor-type="paragraph" draw:z-index="311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27">G</text:span>éométrie plane : Parallèles, perpendiculaires,<text:line-break/> distances</text:p>
      </style:header>
      <style:header-left>
        <text:p text:style-name="MP33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96" draw:name="Shape4_59" draw:style-name="Mgr2"><draw:path draw:style-name="Mgr6" draw:text-style-name="MP3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5" text:outline-level="1"><text:span text:style-name="MT34">G</text:span>éométrie plane : Parallèles, perpendiculaires, distances</text:h></draw:text-box></draw:frame><draw:g text:anchor-type="paragraph" draw:z-index="299" draw:name="Shape4_62" draw:style-name="Mgr2"><draw:path draw:style-name="Mgr6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89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</text:span></text:p></draw:text-box></draw:frame><draw:g text:anchor-type="paragraph" draw:z-index="292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5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0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72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84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85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86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53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draw:g text:anchor-type="paragraph" draw:z-index="255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7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9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9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3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52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Résoudre des problèmes</text:p></draw:text-box></draw:frame><draw:g text:anchor-type="paragraph" draw:z-index="256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43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46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91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35" draw:name="Shape4_11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38" draw:name="Shape4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9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31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1" draw:name="Shape4_75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25" draw:name="Shape4_7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27" draw:name="Shape4_7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87" draw:name="Shape3_7" draw:style-name="Mgr7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1"><draw:line text:anchor-type="paragraph" draw:z-index="388" draw:name="Shape3_29" draw:style-name="Mgr7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73" draw:name="Shape3_33" draw:style-name="Mgr7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56" draw:name="Shape3_35" draw:style-name="Mgr7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4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0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95" draw:name="Shape3_30" draw:style-name="Mgr7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96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9" draw:name="Shape3_31" draw:style-name="Mgr7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0" draw:name="Shape3_32" draw:style-name="Mgr7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9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67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70" draw:name="Shape3_34" draw:style-name="Mgr7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71" draw:name="Shape3_36" draw:style-name="Mgr7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8" draw:name="Shape3_0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70" draw:name="Shape3_18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73" draw:name="Shape4_103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4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5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260" draw:name="Shape4_22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262" draw:name="Shape4_87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<draw:g text:anchor-type="paragraph" draw:z-index="257" draw:name="Shape4_73" draw:style-name="Mgr2"><draw:path draw:style-name="Mgr4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58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350" draw:name="Shape4_2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375" draw:name="Shape4_99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22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333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7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9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90" draw:name="Shape4_94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29" draw:name="Shape4_95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28" draw:name="Shape4_96" draw:style-name="Mgr2"><draw:path draw:style-name="Mgr9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2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1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35" draw:name="Shape3_11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27" draw:name="Shape3_20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85" draw:name="Shape4_113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8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7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41" draw:name="Shape3_16" draw:style-name="Mgr8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140" draw:name="Shape3_17" draw:style-name="Mgr8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73" draw:name="Shape4_107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0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2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203" draw:name="Shape4_109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121" draw:name="Shape4_122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83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3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8">Conversions d’unités : longueurs</text:p></draw:text-box></draw:frame><draw:g text:anchor-type="paragraph" draw:z-index="278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81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82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74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6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123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2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305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16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93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126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5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71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64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2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2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43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53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4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315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48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86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3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88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92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90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75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96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8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7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74" draw:name="Shape4_157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65" draw:name="Shape4_216" draw:style-name="Mgr2"><draw:path draw:style-name="Mgr6" draw:text-style-name="MP3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66" draw:name="Shape4_217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63" draw:name="Shape4_21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64" draw:name="Shape4_21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221" draw:name="Shape4_211" draw:style-name="Mgr2"><draw:path draw:style-name="Mgr6" draw:text-style-name="MP34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91" draw:name="Shape4_212" draw:style-name="Mgr2"><draw:path draw:style-name="Mgr6" draw:text-style-name="MP34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54" draw:name="Shape4_209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40" draw:name="Shape4_210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214" draw:name="Shape4_204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47" draw:name="Shape4_206" draw:style-name="Mgr2"><draw:path draw:style-name="Mgr6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41" draw:name="Shape4_205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84" draw:name="Shape4_15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54" draw:name="Shape4_15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79" draw:name="Shape4_15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13" draw:name="Shape4_149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98" draw:name="Shape4_150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78" draw:name="Shape4_20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23" draw:name="Shape4_203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51" draw:name="Shape4_200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24" draw:name="Shape4_201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87" draw:name="Shape4_194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66" draw:name="Shape4_195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55" draw:name="Shape4_192" draw:style-name="Mgr2"><draw:path draw:style-name="Mgr6" draw:text-style-name="MP3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309" draw:name="Shape4_193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69" draw:name="Shape4_190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70" draw:name="Shape4_19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Repères du plan : Se repérer</text:p></draw:text-box></draw:frame><draw:g text:anchor-type="paragraph" draw:z-index="372" draw:name="Shape4_117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Repères du plan : se repérer</text:p></draw:text-box></draw:frame><draw:g text:anchor-type="paragraph" draw:z-index="373" draw:name="Shape4_189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58" draw:name="Shape4_179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346" draw:name="Shape7_8" draw:style-name="Mgr8" draw:text-style-name="MP2" svg:x1="9.042cm" svg:y1="0.36cm" svg:x2="20.461cm" svg:y2="0.36cm"><text:p/></draw:line><draw:path text:anchor-type="paragraph" draw:z-index="348" draw:name="Shape5_1" draw:style-name="Mgr10" draw:text-style-name="MP78" svg:width="4.329cm" svg:height="2.24cm" svg:x="-1.499cm" svg:y="-1cm" svg:viewBox="0 0 4330 2241" svg:d="M0 2241l3984-288c209-15 363-168 345-342l-170-1611h-4159z"><text:p/></draw:path><draw:frame text:anchor-type="paragraph" draw:z-index="349" draw:name="Shape6_2" draw:style-name="Mgr11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351" draw:name="Shape7_9" draw:style-name="Mgr8" draw:text-style-name="MP2" svg:x1="9.042cm" svg:y1="0.36cm" svg:x2="20.461cm" svg:y2="0.36cm"><text:p/></draw:line><draw:path text:anchor-type="paragraph" draw:z-index="352" draw:name="Shape5_2" draw:style-name="Mgr10" draw:text-style-name="MP78" svg:width="4.329cm" svg:height="2.24cm" svg:x="-1.499cm" svg:y="-1cm" svg:viewBox="0 0 4330 2241" svg:d="M0 2241l3984-288c209-15 363-168 345-342l-170-1611h-4159z"><text:p/></draw:path><draw:frame text:anchor-type="paragraph" draw:z-index="353" draw:name="Shape6_5" draw:style-name="Mgr11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56" draw:name="Shape8_5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45" draw:name="Shape4_178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1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2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39" draw:name="Shape4_169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1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7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7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9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14" draw:name="Shape4_173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302" draw:name="Shape5_3" draw:style-name="Mgr10" draw:text-style-name="MP78" svg:width="4.329cm" svg:height="2.24cm" svg:x="-1.499cm" svg:y="-1cm" svg:viewBox="0 0 4330 2241" svg:d="M0 2241l3984-288c209-15 363-168 345-342l-170-1611h-4159z"><text:p/></draw:path><draw:frame text:anchor-type="paragraph" draw:z-index="304" draw:name="Shape6_3" draw:style-name="Mgr11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06" draw:name="Shape7_6" draw:style-name="Mgr8" draw:text-style-name="MP2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307" draw:name="Shape5_4" draw:style-name="Mgr10" draw:text-style-name="MP78" svg:width="4.329cm" svg:height="2.24cm" svg:x="-1.499cm" svg:y="-1cm" svg:viewBox="0 0 4330 2241" svg:d="M0 2241l3984-288c209-15 363-168 345-342l-170-1611h-4159z"><text:p/></draw:path><draw:frame text:anchor-type="paragraph" draw:z-index="308" draw:name="Shape6_4" draw:style-name="Mgr11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10" draw:name="Shape7_3" draw:style-name="Mgr8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12" draw:name="Shape8_4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529592430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300" draw:name="Shape4_174" draw:style-name="Mgr2"><draw:path draw:style-name="Mgr9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2440422286435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301" draw:name="Shape4_175" draw:style-name="Mgr2"><draw:path draw:style-name="Mgr9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97" draw:name="Shape4_196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98" draw:name="Shape4_197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94" draw:name="Shape4_198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95" draw:name="Shape4_199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91" draw:name="Shape4_165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5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6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7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6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92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78" draw:name="Shape4_161" draw:style-name="Mgr2"><draw:path draw:style-name="Mgr9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82" draw:name="Shape10_0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80" draw:name="Shape10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109" draw:name="Shape4_207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85" draw:name="Shape4_208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path text:anchor-type="paragraph" draw:z-index="116" draw:name="Shape7" draw:style-name="Mgr12" draw:text-style-name="MP98" svg:width="4.329cm" svg:height="2.24cm" svg:x="-1.499cm" svg:y="-1cm" svg:viewBox="0 0 4330 2241" svg:d="M0 2241l3984-288c209-15 363-168 345-342l-170-1611h-4159z"><text:p/></draw:path><draw:frame text:anchor-type="paragraph" draw:z-index="115" draw:name="Shape8" draw:style-name="Mgr11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112" draw:name="Shape9" draw:style-name="Mgr7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71" draw:name="Shape10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117" draw:name="Shape4_215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19" draw:name="Shape4_218" draw:style-name="Mgr2"><draw:path draw:style-name="Mgr6" draw:text-style-name="MP3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100" draw:name="Shape4_219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99" draw:name="Shape4_220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102" draw:name="Shape10_0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101" draw:name="Shape10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104" draw:name="Shape4_22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106" draw:name="Shape4_3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3">solides : Vocabulaire, NatuRE</text:p></draw:text-box></draw:frame><draw:g text:anchor-type="paragraph" draw:z-index="105" draw:name="Shape4_0" draw:style-name="Mgr2"><draw:path draw:style-name="Mgr6" draw:text-style-name="MP3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391" draw:name="Shape4_225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07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103" draw:name="Shape4_224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108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390" draw:name="Shape4_22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18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111" draw:name="Shape4_22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113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65" draw:name="Shape4_0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10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3" draw:name="Shape4_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4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75" draw:name="Shape4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81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14" draw:name="Shape4_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5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87" draw:name="Shape4_0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89" draw:name="Shape4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67" draw:name="Shape4_226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6">Symétrie axiale : constructions</text:p></draw:text-box></draw:frame><draw:g text:anchor-type="paragraph" draw:z-index="134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61" draw:name="Shape4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45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68" draw:name="Shape4_0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24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36" draw:name="Shape4_3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39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0" draw:name="Shape4_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3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389" draw:name="Shape4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66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82" draw:name="Shape4_3" draw:style-name="Mgr2"><draw:path draw:style-name="Mgr6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83" draw:name="Shape4_4" draw:style-name="Mgr2"><draw:path draw:style-name="Mgr6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80" draw:name="Shape4_1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81" draw:name="Shape4_2" draw:style-name="Mgr2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21H40M31S</meta:editing-duration>
    <meta:editing-cycles>297</meta:editing-cycles>
    <meta:generator>LibreOffice/7.1.5.2$Windows_X86_64 LibreOffice_project/85f04e9f809797b8199d13c421bd8a2b025d52b5</meta:generator>
    <dc:date>2021-09-03T14:24:38.824000000</dc:date>
    <meta:document-statistic meta:table-count="2" meta:image-count="0" meta:object-count="87" meta:page-count="2" meta:paragraph-count="797" meta:word-count="2990" meta:character-count="18953" meta:non-whitespace-character-count="16258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over{10}}</annotation>
  </semantics>
</math>
</file>

<file path=Object 10/content.xml><?xml version="1.0" encoding="utf-8"?>
<math xmlns="http://www.w3.org/1998/Math/MathML" display="block">
  <semantics>
    <mstyle mathsize="10pt">
      <mfrac>
        <mstyle mathcolor="red">
          <mn>8</mn>
        </mstyle>
        <mn>9</mn>
      </mfrac>
    </mstyle>
    <annotation encoding="StarMath 5.0">size 10{{color red {8}}over{9}}</annotation>
  </semantics>
</math>
</file>

<file path=Object 11/content.xml><?xml version="1.0" encoding="utf-8"?>
<math xmlns="http://www.w3.org/1998/Math/MathML" display="block">
  <semantics>
    <mstyle mathsize="10pt">
      <mfrac>
        <mstyle mathcolor="red">
          <mn>2</mn>
        </mstyle>
        <mn>7</mn>
      </mfrac>
    </mstyle>
    <annotation encoding="StarMath 5.0">size 10{{color red{2}}over{7}}</annotation>
  </semantics>
</math>
</file>

<file path=Object 12/content.xml><?xml version="1.0" encoding="utf-8"?>
<math xmlns="http://www.w3.org/1998/Math/MathML" display="block">
  <semantics>
    <mstyle mathsize="10pt">
      <mfrac>
        <mn>4</mn>
        <mn>6</mn>
      </mfrac>
    </mstyle>
    <annotation encoding="StarMath 5.0">size 10{{4}over{6}}</annotation>
  </semantics>
</math>
</file>

<file path=Object 13/content.xml><?xml version="1.0" encoding="utf-8"?>
<math xmlns="http://www.w3.org/1998/Math/MathML" display="block">
  <semantics>
    <mstyle mathsize="10pt">
      <mfrac>
        <mn>26</mn>
        <mn>14</mn>
      </mfrac>
    </mstyle>
    <annotation encoding="StarMath 5.0">size 10{{26}over{14}}</annotation>
  </semantics>
</math>
</file>

<file path=Object 14/content.xml><?xml version="1.0" encoding="utf-8"?>
<math xmlns="http://www.w3.org/1998/Math/MathML" display="block">
  <semantics>
    <mstyle mathsize="10pt">
      <mrow>
        <mfrac>
          <mn>30</mn>
          <mn>100</mn>
        </mfrac>
        <mrow>
          <mspace width="2em"/>
          <mo stretchy="false">=</mo>
          <mspace width="2em"/>
        </mrow>
        <mfrac>
          <mn>3</mn>
          <mn>10</mn>
        </mfrac>
      </mrow>
    </mstyle>
    <annotation encoding="StarMath 5.0">size 10{{30}over{100}~=~{3}over{10}}</annotation>
  </semantics>
</math>
</file>

<file path=Object 15/content.xml><?xml version="1.0" encoding="utf-8"?>
<math xmlns="http://www.w3.org/1998/Math/MathML" display="block">
  <semantics>
    <mrow>
      <mstyle mathsize="10pt">
        <mfrac>
          <mn>36</mn>
          <mn>18</mn>
        </mfrac>
      </mstyle>
      <mrow>
        <mspace width="2em"/>
        <mo stretchy="false">=</mo>
        <mspace width="2em"/>
      </mrow>
      <mn>2</mn>
    </mrow>
    <annotation encoding="StarMath 5.0">size 10{{36}over{18}}~=~2</annotation>
  </semantics>
</math>
</file>

<file path=Object 16/content.xml><?xml version="1.0" encoding="utf-8"?>
<math xmlns="http://www.w3.org/1998/Math/MathML" display="block">
  <semantics>
    <mrow>
      <mstyle mathsize="10pt">
        <mfrac>
          <mn>37</mn>
          <mn>37</mn>
        </mfrac>
      </mstyle>
      <mrow>
        <mspace width="2em"/>
        <mo stretchy="false">=</mo>
        <mspace width="2em"/>
      </mrow>
      <mn>1</mn>
    </mrow>
    <annotation encoding="StarMath 5.0">size 10{{37}over{37}}~=~1</annotation>
  </semantics>
</math>
</file>

<file path=Object 17/content.xml><?xml version="1.0" encoding="utf-8"?>
<math xmlns="http://www.w3.org/1998/Math/MathML" display="block">
  <semantics>
    <mstyle mathsize="10pt">
      <mfrac>
        <mn>65</mn>
        <mn>143</mn>
      </mfrac>
    </mstyle>
    <annotation encoding="StarMath 5.0">size 10{{65}over{143}}</annotation>
  </semantics>
</math>
</file>

<file path=Object 18/content.xml><?xml version="1.0" encoding="utf-8"?>
<math xmlns="http://www.w3.org/1998/Math/MathML" display="block">
  <semantics>
    <mstyle mathsize="10pt">
      <mfrac>
        <mn>12</mn>
        <mn>27</mn>
      </mfrac>
    </mstyle>
    <annotation encoding="StarMath 5.0">size 10{{12}over{27
}}</annotation>
  </semantics>
</math>
</file>

<file path=Object 19/content.xml><?xml version="1.0" encoding="utf-8"?>
<math xmlns="http://www.w3.org/1998/Math/MathML" display="block">
  <semantics>
    <mstyle mathsize="10pt">
      <mfrac>
        <mn>4</mn>
        <mn>28</mn>
      </mfrac>
    </mstyle>
    <annotation encoding="StarMath 5.0">size 10{{4}over{28}}</annotation>
  </semantics>
</math>
</file>

<file path=Object 2/content.xml><?xml version="1.0" encoding="utf-8"?>
<math xmlns="http://www.w3.org/1998/Math/MathML" display="block">
  <semantics>
    <mstyle mathsize="10pt">
      <mfrac>
        <mn>19</mn>
        <mn>10</mn>
      </mfrac>
    </mstyle>
    <annotation encoding="StarMath 5.0">size 10{{19}over{10}}</annotation>
  </semantics>
</math>
</file>

<file path=Object 20/content.xml><?xml version="1.0" encoding="utf-8"?>
<math xmlns="http://www.w3.org/1998/Math/MathML" display="block">
  <semantics>
    <mstyle mathsize="10pt">
      <mfrac>
        <mn>14</mn>
        <mn>19</mn>
      </mfrac>
    </mstyle>
    <annotation encoding="StarMath 5.0">size 10{{14}over{19}}</annotation>
  </semantics>
</math>
</file>

<file path=Object 21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{3}over{5}}</annotation>
  </semantics>
</math>
</file>

<file path=Object 22/content.xml><?xml version="1.0" encoding="utf-8"?>
<math xmlns="http://www.w3.org/1998/Math/MathML" display="block">
  <semantics>
    <mstyle mathsize="10pt">
      <mfrac>
        <mn>97</mn>
        <mn>19</mn>
      </mfrac>
    </mstyle>
    <annotation encoding="StarMath 5.0">size 10{{97}over{19}}</annotation>
  </semantics>
</math>
</file>

<file path=Object 23/content.xml><?xml version="1.0" encoding="utf-8"?>
<math xmlns="http://www.w3.org/1998/Math/MathML" display="block">
  <semantics>
    <mstyle mathsize="10pt">
      <mfrac>
        <mn>11</mn>
        <mn>12</mn>
      </mfrac>
    </mstyle>
    <annotation encoding="StarMath 5.0">size 10{{11}over{12}}</annotation>
  </semantics>
</math>
</file>

<file path=Object 234/content.xml><?xml version="1.0" encoding="utf-8"?>
<math xmlns="http://www.w3.org/1998/Math/MathML" display="block">
  <semantics>
    <mstyle mathsize="10pt">
      <mstyle mathsize="10pt">
        <mfrac>
          <mn>7</mn>
          <mn>10</mn>
        </mfrac>
      </mstyle>
    </mstyle>
    <annotation encoding="StarMath 5.0">size 10{size 10{{7}over{10}}}</annotation>
  </semantics>
</math>
</file>

<file path=Object 235/content.xml><?xml version="1.0" encoding="utf-8"?>
<math xmlns="http://www.w3.org/1998/Math/MathML" display="block">
  <semantics>
    <mstyle mathsize="10pt">
      <mfrac>
        <mn>9</mn>
        <mn>100</mn>
      </mfrac>
    </mstyle>
    <annotation encoding="StarMath 5.0">size 10{{9}over{100}}</annotation>
  </semantics>
</math>
</file>

<file path=Object 236/content.xml><?xml version="1.0" encoding="utf-8"?>
<math xmlns="http://www.w3.org/1998/Math/MathML" display="block">
  <semantics>
    <mstyle mathsize="10pt">
      <mfrac>
        <mn>79</mn>
        <mn>100</mn>
      </mfrac>
    </mstyle>
    <annotation encoding="StarMath 5.0">size 10{{79}over{100}}</annotation>
  </semantics>
</math>
</file>

<file path=Object 237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over{10}}</annotation>
  </semantics>
</math>
</file>

<file path=Object 238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{{5}over{10}}</annotation>
  </semantics>
</math>
</file>

<file path=Object 24/content.xml><?xml version="1.0" encoding="utf-8"?>
<math xmlns="http://www.w3.org/1998/Math/MathML" display="block">
  <semantics>
    <mstyle mathsize="10pt">
      <mfrac>
        <mn>76</mn>
        <mn>19</mn>
      </mfrac>
    </mstyle>
    <annotation encoding="StarMath 5.0"> size 10 {76 over 19 }</annotation>
  </semantics>
</math>
</file>

<file path=Object 240/content.xml><?xml version="1.0" encoding="utf-8"?>
<math xmlns="http://www.w3.org/1998/Math/MathML" display="block">
  <semantics>
    <mstyle mathsize="10pt">
      <mfrac>
        <mn>84</mn>
        <mn>10</mn>
      </mfrac>
    </mstyle>
    <annotation encoding="StarMath 5.0">size 10{{84}over{10}}</annotation>
  </semantics>
</math>
</file>

<file path=Object 241/content.xml><?xml version="1.0" encoding="utf-8"?>
<math xmlns="http://www.w3.org/1998/Math/MathML" display="block">
  <semantics>
    <mstyle mathsize="10pt">
      <mfrac>
        <mn>65</mn>
        <mn>10</mn>
      </mfrac>
    </mstyle>
    <annotation encoding="StarMath 5.0">size 10{{65}over{10}}</annotation>
  </semantics>
</math>
</file>

<file path=Object 243/content.xml><?xml version="1.0" encoding="utf-8"?>
<math xmlns="http://www.w3.org/1998/Math/MathML" display="block">
  <semantics>
    <mstyle mathsize="10pt">
      <mfrac>
        <mn>154</mn>
        <mn>100</mn>
      </mfrac>
    </mstyle>
    <annotation encoding="StarMath 5.0">size 10{{154}over{100}}</annotation>
  </semantics>
</math>
</file>

<file path=Object 244/content.xml><?xml version="1.0" encoding="utf-8"?>
<math xmlns="http://www.w3.org/1998/Math/MathML" display="block">
  <semantics>
    <mstyle mathsize="10pt">
      <mfrac>
        <mn>623</mn>
        <mn>100</mn>
      </mfrac>
    </mstyle>
    <annotation encoding="StarMath 5.0">size 10{{623}over{100}}</annotation>
  </semantics>
</math>
</file>

<file path=Object 25/content.xml><?xml version="1.0" encoding="utf-8"?>
<math xmlns="http://www.w3.org/1998/Math/MathML" display="block">
  <semantics>
    <mstyle mathsize="10pt">
      <mfrac>
        <mn>17</mn>
        <mn>3</mn>
      </mfrac>
    </mstyle>
    <annotation encoding="StarMath 5.0">size 10{{17}over{3}}</annotation>
  </semantics>
</math>
</file>

<file path=Object 26/content.xml><?xml version="1.0" encoding="utf-8"?>
<math xmlns="http://www.w3.org/1998/Math/MathML" display="block">
  <semantics>
    <mstyle mathsize="10pt">
      <mfrac>
        <mn>6</mn>
        <mn>5</mn>
      </mfrac>
    </mstyle>
    <annotation encoding="StarMath 5.0">size 10{{6}over{5}}</annotation>
  </semantics>
</math>
</file>

<file path=Object 260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261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{{3}over{9}}</annotation>
  </semantics>
</math>
</file>

<file path=Object 262/content.xml><?xml version="1.0" encoding="utf-8"?>
<math xmlns="http://www.w3.org/1998/Math/MathML" display="block">
  <semantics>
    <mstyle mathsize="10pt">
      <mfrac>
        <mrow>
          <mstyle mathcolor="red">
            <mn>5</mn>
          </mstyle>
          <mo stretchy="false">+</mo>
          <mstyle mathcolor="red">
            <mn>3</mn>
          </mstyle>
        </mrow>
        <mn>9</mn>
      </mfrac>
    </mstyle>
    <annotation encoding="StarMath 5.0">size 10{{color red {5}+color red{3}}over{9}}</annotation>
  </semantics>
</math>
</file>

<file path=Object 264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{3}over{7}}</annotation>
  </semantics>
</math>
</file>

<file path=Object 265/content.xml><?xml version="1.0" encoding="utf-8"?>
<math xmlns="http://www.w3.org/1998/Math/MathML" display="block">
  <semantics>
    <mstyle mathsize="10pt">
      <mfrac>
        <mn>1</mn>
        <mn>7</mn>
      </mfrac>
    </mstyle>
    <annotation encoding="StarMath 5.0">size 10{{1}over{7}}</annotation>
  </semantics>
</math>
</file>

<file path=Object 266/content.xml><?xml version="1.0" encoding="utf-8"?>
<math xmlns="http://www.w3.org/1998/Math/MathML" display="block">
  <semantics>
    <mstyle mathsize="10pt">
      <mfrac>
        <mrow>
          <mstyle mathcolor="red">
            <mn>3</mn>
          </mstyle>
          <mo stretchy="false">−</mo>
          <mstyle mathcolor="red">
            <mn>1</mn>
          </mstyle>
        </mrow>
        <mn>7</mn>
      </mfrac>
    </mstyle>
    <annotation encoding="StarMath 5.0">size 10{{color red{3}-color red{1}}over{7}}</annotation>
  </semantics>
</math>
</file>

<file path=Object 268/content.xml><?xml version="1.0" encoding="utf-8"?>
<math xmlns="http://www.w3.org/1998/Math/MathML" display="block">
  <semantics>
    <mstyle mathsize="10pt">
      <mfrac>
        <mn>3</mn>
        <mn>14</mn>
      </mfrac>
    </mstyle>
    <annotation encoding="StarMath 5.0">size 10{{3}over{14}}</annotation>
  </semantics>
</math>
</file>

<file path=Object 269/content.xml><?xml version="1.0" encoding="utf-8"?>
<math xmlns="http://www.w3.org/1998/Math/MathML" display="block">
  <semantics>
    <mstyle mathsize="10pt">
      <mfrac>
        <mn>1</mn>
        <mn>14</mn>
      </mfrac>
    </mstyle>
    <annotation encoding="StarMath 5.0">size 10{{1}over{14}}</annotation>
  </semantics>
</math>
</file>

<file path=Object 27/content.xml><?xml version="1.0" encoding="utf-8"?>
<math xmlns="http://www.w3.org/1998/Math/MathML" display="block">
  <semantics>
    <mstyle mathsize="10pt">
      <mfrac>
        <mn>42</mn>
        <mn>7</mn>
      </mfrac>
    </mstyle>
    <annotation encoding="StarMath 5.0">size 10{{42}over{7}}</annotation>
  </semantics>
</math>
</file>

<file path=Object 270/content.xml><?xml version="1.0" encoding="utf-8"?>
<math xmlns="http://www.w3.org/1998/Math/MathML" display="block">
  <semantics>
    <mstyle mathsize="10pt">
      <mfrac>
        <mn>5</mn>
        <mn>14</mn>
      </mfrac>
    </mstyle>
    <annotation encoding="StarMath 5.0">size 10{{5}over{14}}</annotation>
  </semantics>
</math>
</file>

<file path=Object 271/content.xml><?xml version="1.0" encoding="utf-8"?>
<math xmlns="http://www.w3.org/1998/Math/MathML" display="block">
  <semantics>
    <mstyle mathsize="10pt">
      <mfrac>
        <mrow>
          <mstyle mathcolor="red">
            <mn>3</mn>
          </mstyle>
          <mo stretchy="false">+</mo>
          <mstyle mathcolor="red">
            <mn>1</mn>
          </mstyle>
          <mo stretchy="false">+</mo>
          <mstyle mathcolor="red">
            <mn>5</mn>
          </mstyle>
        </mrow>
        <mn>14</mn>
      </mfrac>
    </mstyle>
    <annotation encoding="StarMath 5.0">size 10{{color red{3}+color red{1}+color red{5}}over{14}}</annotation>
  </semantics>
</math>
</file>

<file path=Object 272/content.xml><?xml version="1.0" encoding="utf-8"?>
<math xmlns="http://www.w3.org/1998/Math/MathML" display="block">
  <semantics>
    <mstyle mathsize="10pt">
      <mfrac>
        <mstyle mathcolor="red">
          <mn>9</mn>
        </mstyle>
        <mn>14</mn>
      </mfrac>
    </mstyle>
    <annotation encoding="StarMath 5.0">size 10{color red{9}over{14}}</annotation>
  </semantics>
</math>
</file>

<file path=Object 273/content.xml><?xml version="1.0" encoding="utf-8"?>
<math xmlns="http://www.w3.org/1998/Math/MathML" display="block">
  <semantics>
    <mstyle mathsize="10pt">
      <mfrac>
        <mn>6</mn>
        <mn>17</mn>
      </mfrac>
    </mstyle>
    <annotation encoding="StarMath 5.0">size 10{{6}over{17}}</annotation>
  </semantics>
</math>
</file>

<file path=Object 274/content.xml><?xml version="1.0" encoding="utf-8"?>
<math xmlns="http://www.w3.org/1998/Math/MathML" display="block">
  <semantics>
    <mstyle mathsize="10pt">
      <mfrac>
        <mstyle mathcolor="red">
          <mn>4</mn>
        </mstyle>
        <mn>17</mn>
      </mfrac>
    </mstyle>
    <annotation encoding="StarMath 5.0">size 10{color red{4}over{17}}</annotation>
  </semantics>
</math>
</file>

<file path=Object 275/content.xml><?xml version="1.0" encoding="utf-8"?>
<math xmlns="http://www.w3.org/1998/Math/MathML" display="block">
  <semantics>
    <mstyle mathsize="10pt">
      <mfrac>
        <mrow>
          <mn>6</mn>
          <mo stretchy="false">+</mo>
          <mstyle mathcolor="red">
            <mn>4</mn>
          </mstyle>
        </mrow>
        <mn>17</mn>
      </mfrac>
    </mstyle>
    <annotation encoding="StarMath 5.0">size 10{{6+color red{4}}over{17}}</annotation>
  </semantics>
</math>
</file>

<file path=Object 276/content.xml><?xml version="1.0" encoding="utf-8"?>
<math xmlns="http://www.w3.org/1998/Math/MathML" display="block">
  <semantics>
    <mstyle mathsize="10pt">
      <mfrac>
        <mn>10</mn>
        <mn>17</mn>
      </mfrac>
    </mstyle>
    <annotation encoding="StarMath 5.0">size 10{{10}over{17}}</annotation>
  </semantics>
</math>
</file>

<file path=Object 28/content.xml><?xml version="1.0" encoding="utf-8"?>
<math xmlns="http://www.w3.org/1998/Math/MathML" display="block">
  <semantics>
    <mstyle mathsize="10pt">
      <mfrac>
        <mn>1</mn>
        <mn>8</mn>
      </mfrac>
    </mstyle>
    <annotation encoding="StarMath 5.0">size 10{{1}over{8}}</annotation>
  </semantics>
</math>
</file>

<file path=Object 29/content.xml><?xml version="1.0" encoding="utf-8"?>
<math xmlns="http://www.w3.org/1998/Math/MathML" display="block">
  <semantics>
    <mstyle mathsize="10pt">
      <mfrac>
        <mn>2</mn>
        <mn>100</mn>
      </mfrac>
    </mstyle>
    <annotation encoding="StarMath 5.0">size 10{{2}over{100}}</annotation>
  </semantics>
</math>
</file>

<file path=Object 290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

<file path=Object 291/content.xml><?xml version="1.0" encoding="utf-8"?>
<math xmlns="http://www.w3.org/1998/Math/MathML" display="block">
  <semantics>
    <mstyle mathsize="10pt">
      <mfrac>
        <mn>3</mn>
        <mn>6</mn>
      </mfrac>
    </mstyle>
    <annotation encoding="StarMath 5.0">size 10{{3}over{6}}</annotation>
  </semantics>
</math>
</file>

<file path=Object 292/content.xml><?xml version="1.0" encoding="utf-8"?>
<math xmlns="http://www.w3.org/1998/Math/MathML" display="block">
  <semantics>
    <mstyle mathsize="10pt">
      <mfrac>
        <mn>31</mn>
        <mn>14</mn>
      </mfrac>
    </mstyle>
    <annotation encoding="StarMath 5.0">size 10{{31}over{14}}</annotation>
  </semantics>
</math>
</file>

<file path=Object 293/content.xml><?xml version="1.0" encoding="utf-8"?>
<math xmlns="http://www.w3.org/1998/Math/MathML" display="block">
  <semantics>
    <mstyle mathsize="10pt">
      <mfrac>
        <mn>5</mn>
        <mn>14</mn>
      </mfrac>
    </mstyle>
    <annotation encoding="StarMath 5.0">size 10{{5}over{14}}</annotation>
  </semantics>
</math>
</file>

<file path=Object 294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 {{11}over{100}}</annotation>
  </semantics>
</math>
</file>

<file path=Object 296/content.xml><?xml version="1.0" encoding="utf-8"?>
<math xmlns="http://www.w3.org/1998/Math/MathML" display="block">
  <semantics>
    <mstyle mathsize="10pt">
      <mfrac>
        <mn>19</mn>
        <mn>100</mn>
      </mfrac>
    </mstyle>
    <annotation encoding="StarMath 5.0">size 10{{19}over{100}}</annotation>
  </semantics>
</math>
</file>

<file path=Object 297/content.xml><?xml version="1.0" encoding="utf-8"?>
<math xmlns="http://www.w3.org/1998/Math/MathML" display="block">
  <semantics>
    <mstyle mathsize="10pt">
      <mfrac>
        <mn>17</mn>
        <mn>18</mn>
      </mfrac>
    </mstyle>
    <annotation encoding="StarMath 5.0">size 10{{17}over{18}}</annotation>
  </semantics>
</math>
</file>

<file path=Object 298/content.xml><?xml version="1.0" encoding="utf-8"?>
<math xmlns="http://www.w3.org/1998/Math/MathML" display="block">
  <semantics>
    <mstyle mathsize="10pt">
      <mfrac>
        <mn>19</mn>
        <mn>18</mn>
      </mfrac>
    </mstyle>
    <annotation encoding="StarMath 5.0">size 10{{19}over{18}}</annotation>
  </semantics>
</math>
</file>

<file path=Object 299/content.xml><?xml version="1.0" encoding="utf-8"?>
<math xmlns="http://www.w3.org/1998/Math/MathML" display="block">
  <semantics>
    <mstyle mathsize="10pt">
      <mfrac>
        <mn>15</mn>
        <mn>37</mn>
      </mfrac>
    </mstyle>
    <annotation encoding="StarMath 5.0">size 10{{15}over{37}}</annotation>
  </semantics>
</math>
</file>

<file path=Object 3/content.xml><?xml version="1.0" encoding="utf-8"?>
<math xmlns="http://www.w3.org/1998/Math/MathML" display="block">
  <semantics>
    <mstyle mathsize="10pt">
      <mfrac>
        <mn>777</mn>
        <mn>100</mn>
      </mfrac>
    </mstyle>
    <annotation encoding="StarMath 5.0">size 10{{777}over{100}}</annotation>
  </semantics>
</math>
</file>

<file path=Object 30/content.xml><?xml version="1.0" encoding="utf-8"?>
<math xmlns="http://www.w3.org/1998/Math/MathML" display="block">
  <semantics>
    <mstyle mathsize="10pt">
      <mfrac>
        <mn>80</mn>
        <mn>100</mn>
      </mfrac>
    </mstyle>
    <annotation encoding="StarMath 5.0">size 10{{80}over{100}}</annotation>
  </semantics>
</math>
</file>

<file path=Object 300/content.xml><?xml version="1.0" encoding="utf-8"?>
<math xmlns="http://www.w3.org/1998/Math/MathML" display="block">
  <semantics>
    <mstyle mathsize="10pt">
      <mfrac>
        <mn>22</mn>
        <mn>37</mn>
      </mfrac>
    </mstyle>
    <annotation encoding="StarMath 5.0">size 10{{22}over{37}}</annotation>
  </semantics>
</math>
</file>

<file path=Object 301/content.xml><?xml version="1.0" encoding="utf-8"?>
<math xmlns="http://www.w3.org/1998/Math/MathML" display="block">
  <semantics>
    <mstyle mathsize="10pt">
      <mfrac>
        <mn>45</mn>
        <mn>143</mn>
      </mfrac>
    </mstyle>
    <annotation encoding="StarMath 5.0">size 10{{45}over{143}}</annotation>
  </semantics>
</math>
</file>

<file path=Object 302/content.xml><?xml version="1.0" encoding="utf-8"?>
<math xmlns="http://www.w3.org/1998/Math/MathML" display="block">
  <semantics>
    <mstyle mathsize="10pt">
      <mfrac>
        <mn>20</mn>
        <mn>143</mn>
      </mfrac>
    </mstyle>
    <annotation encoding="StarMath 5.0">size 10{{20}over{143}}</annotation>
  </semantics>
</math>
</file>

<file path=Object 303/content.xml><?xml version="1.0" encoding="utf-8"?>
<math xmlns="http://www.w3.org/1998/Math/MathML" display="block">
  <semantics>
    <mstyle mathsize="10pt">
      <mfrac>
        <mn>1</mn>
        <mn>27</mn>
      </mfrac>
    </mstyle>
    <annotation encoding="StarMath 5.0">size 10{{1}over{27}}</annotation>
  </semantics>
</math>
</file>

<file path=Object 304/content.xml><?xml version="1.0" encoding="utf-8"?>
<math xmlns="http://www.w3.org/1998/Math/MathML" display="block">
  <semantics>
    <mstyle mathsize="10pt">
      <mfrac>
        <mn>4</mn>
        <mn>27</mn>
      </mfrac>
    </mstyle>
    <annotation encoding="StarMath 5.0">size 10{{4}over{27}}</annotation>
  </semantics>
</math>
</file>

<file path=Object 305/content.xml><?xml version="1.0" encoding="utf-8"?>
<math xmlns="http://www.w3.org/1998/Math/MathML" display="block">
  <semantics>
    <mstyle mathsize="10pt">
      <mfrac>
        <mn>7</mn>
        <mn>27</mn>
      </mfrac>
    </mstyle>
    <annotation encoding="StarMath 5.0">size 10{{7}over{27}}</annotation>
  </semantics>
</math>
</file>

<file path=Object 306/content.xml><?xml version="1.0" encoding="utf-8"?>
<math xmlns="http://www.w3.org/1998/Math/MathML" display="block">
  <semantics>
    <mstyle mathsize="10pt">
      <mrow>
        <mo fence="true" stretchy="true">(</mo>
        <mrow>
          <mrow>
            <mfrac>
              <mn>16</mn>
              <mn>28</mn>
            </mfrac>
            <mrow>
              <mspace width="0.5em"/>
              <mo stretchy="false">−</mo>
              <mspace width="0.5em"/>
            </mrow>
            <mfrac>
              <mn>7</mn>
              <mn>28</mn>
            </mfrac>
          </mrow>
        </mrow>
        <mo fence="true" stretchy="true">)</mo>
      </mrow>
    </mstyle>
    <annotation encoding="StarMath 5.0">size 10{ Left ( {16}over{28} `-` {7}over{28} right )}</annotation>
  </semantics>
</math>
</file>

<file path=Object 308/content.xml><?xml version="1.0" encoding="utf-8"?>
<math xmlns="http://www.w3.org/1998/Math/MathML" display="block">
  <semantics>
    <mstyle mathsize="10pt">
      <mfrac>
        <mn>5</mn>
        <mn>28</mn>
      </mfrac>
    </mstyle>
    <annotation encoding="StarMath 5.0">size 10{{5}over{28}}</annotation>
  </semantics>
</math>
</file>

<file path=Object 309/content.xml><?xml version="1.0" encoding="utf-8"?>
<math xmlns="http://www.w3.org/1998/Math/MathML" display="block">
  <semantics>
    <mstyle mathsize="10pt">
      <mrow>
        <mo fence="true" stretchy="true">(</mo>
        <mrow>
          <mrow>
            <mfrac>
              <mn>13</mn>
              <mn>19</mn>
            </mfrac>
            <mrow>
              <mspace width="0.5em"/>
              <mo stretchy="false">−</mo>
              <mspace width="0.5em"/>
            </mrow>
            <mfrac>
              <mn>5</mn>
              <mn>19</mn>
            </mfrac>
          </mrow>
        </mrow>
        <mo fence="true" stretchy="true">)</mo>
      </mrow>
    </mstyle>
    <annotation encoding="StarMath 5.0">size 10{Left ({13}over{19} `-` {5}over{19} right )}</annotation>
  </semantics>
</math>
</file>

<file path=Object 31/content.xml><?xml version="1.0" encoding="utf-8"?>
<math xmlns="http://www.w3.org/1998/Math/MathML" display="block">
  <semantics>
    <mstyle mathsize="10pt">
      <mfrac>
        <mn>70</mn>
        <mn>100</mn>
      </mfrac>
    </mstyle>
    <annotation encoding="StarMath 5.0">size 10{{70}over{100}}</annotation>
  </semantics>
</math>
</file>

<file path=Object 311/content.xml><?xml version="1.0" encoding="utf-8"?>
<math xmlns="http://www.w3.org/1998/Math/MathML" display="block">
  <semantics>
    <mstyle mathsize="10pt">
      <mfrac>
        <mn>6</mn>
        <mn>19</mn>
      </mfrac>
    </mstyle>
    <annotation encoding="StarMath 5.0">size 10{{6}over{19}}</annotation>
  </semantics>
</math>
</file>

<file path=Object 315/content.xml><?xml version="1.0" encoding="utf-8"?>
<math xmlns="http://www.w3.org/1998/Math/MathML" display="block">
  <semantics>
    <mstyle mathsize="10pt">
      <mfrac>
        <mstyle mathcolor="red">
          <mn>52</mn>
        </mstyle>
        <mn>68</mn>
      </mfrac>
    </mstyle>
    <annotation encoding="StarMath 5.0">size 10{color red{52}over{68}}</annotation>
  </semantics>
</math>
</file>

<file path=Object 316/content.xml><?xml version="1.0" encoding="utf-8"?>
<math xmlns="http://www.w3.org/1998/Math/MathML" display="block">
  <semantics>
    <mstyle mathsize="10pt">
      <mfrac>
        <mstyle mathcolor="red">
          <mn>38</mn>
        </mstyle>
        <mn>74</mn>
      </mfrac>
    </mstyle>
    <annotation encoding="StarMath 5.0">size 10{color red{38}over{74}}</annotation>
  </semantics>
</math>
</file>

<file path=Object 317/content.xml><?xml version="1.0" encoding="utf-8"?>
<math xmlns="http://www.w3.org/1998/Math/MathML" display="block">
  <semantics>
    <mstyle mathsize="10pt">
      <mfrac>
        <mn>57</mn>
        <mn>90</mn>
      </mfrac>
    </mstyle>
    <annotation encoding="StarMath 5.0">size 10{{57}over{90}}</annotation>
  </semantics>
</math>
</file>

<file path=Object 318/content.xml><?xml version="1.0" encoding="utf-8"?>
<math xmlns="http://www.w3.org/1998/Math/MathML" display="block">
  <semantics>
    <mstyle mathsize="10pt">
      <mfrac>
        <mn>9</mn>
        <mn>85</mn>
      </mfrac>
    </mstyle>
    <annotation encoding="StarMath 5.0">size 10{{9}over{85}}</annotation>
  </semantics>
</math>
</file>

<file path=Object 319/content.xml><?xml version="1.0" encoding="utf-8"?>
<math xmlns="http://www.w3.org/1998/Math/MathML" display="block">
  <semantics>
    <mstyle mathsize="10pt">
      <mfrac>
        <mstyle mathcolor="red">
          <mn>17</mn>
        </mstyle>
        <mn>59</mn>
      </mfrac>
    </mstyle>
    <annotation encoding="StarMath 5.0">size 10{color red{17}over{59}}</annotation>
  </semantics>
</math>
</file>

<file path=Object 32/content.xml><?xml version="1.0" encoding="utf-8"?>
<math xmlns="http://www.w3.org/1998/Math/MathML" display="block">
  <semantics>
    <mstyle mathsize="10pt">
      <mfrac>
        <mn>95</mn>
        <mn>100</mn>
      </mfrac>
    </mstyle>
    <annotation encoding="StarMath 5.0">size 10{{95}over{100}}</annotation>
  </semantics>
</math>
</file>

<file path=Object 320/content.xml><?xml version="1.0" encoding="utf-8"?>
<math xmlns="http://www.w3.org/1998/Math/MathML" display="block">
  <semantics>
    <mstyle mathsize="10pt">
      <mfrac>
        <mstyle mathcolor="red">
          <mn>41</mn>
        </mstyle>
        <mn>23</mn>
      </mfrac>
    </mstyle>
    <annotation encoding="StarMath 5.0">size 10{color red{41}over{23}}</annotation>
  </semantics>
</math>
</file>

<file path=Object 321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322/content.xml><?xml version="1.0" encoding="utf-8"?>
<math xmlns="http://www.w3.org/1998/Math/MathML" display="block">
  <semantics>
    <mstyle mathsize="10pt">
      <mfrac>
        <mn>55</mn>
        <mn>13</mn>
      </mfrac>
    </mstyle>
    <annotation encoding="StarMath 5.0">size 10{{55}over{13}}</annotation>
  </semantics>
</math>
</file>

<file path=Object 323/content.xml><?xml version="1.0" encoding="utf-8"?>
<math xmlns="http://www.w3.org/1998/Math/MathML" display="block">
  <semantics>
    <mstyle mathsize="10pt">
      <mfrac>
        <mn>1</mn>
        <mn>7</mn>
      </mfrac>
    </mstyle>
    <annotation encoding="StarMath 5.0"> size 10 {1 over 7 }</annotation>
  </semantics>
</math>
</file>

<file path=Object 325/content.xml><?xml version="1.0" encoding="utf-8"?>
<math xmlns="http://www.w3.org/1998/Math/MathML" display="block">
  <semantics>
    <mstyle mathsize="10pt">
      <mfrac>
        <mn>100</mn>
        <mstyle mathcolor="red">
          <mn>7</mn>
        </mstyle>
      </mfrac>
    </mstyle>
    <annotation encoding="StarMath 5.0"> size 10 {100 over color red {7} }</annotation>
  </semantics>
</math>
</file>

<file path=Object 326/content.xml><?xml version="1.0" encoding="utf-8"?>
<math xmlns="http://www.w3.org/1998/Math/MathML" display="block">
  <semantics>
    <mstyle mathsize="10pt">
      <mfrac>
        <mstyle mathcolor="red">
          <mn>4</mn>
        </mstyle>
        <mn>8</mn>
      </mfrac>
    </mstyle>
    <annotation encoding="StarMath 5.0">size 10{color red{4}over{8}}</annotation>
  </semantics>
</math>
</file>

<file path=Object 33/content.xml><?xml version="1.0" encoding="utf-8"?>
<math xmlns="http://www.w3.org/1998/Math/MathML" display="block">
  <semantics>
    <mstyle mathsize="10pt">
      <mrow>
        <mfrac>
          <mn>3</mn>
          <mn>9</mn>
        </mfrac>
        <mspace width="2em"/>
        <mi mathvariant="italic">ou</mi>
        <mspace width="2em"/>
        <mfrac>
          <mn>1</mn>
          <mn>3</mn>
        </mfrac>
      </mrow>
    </mstyle>
    <annotation encoding="StarMath 5.0">size 10{{3}over{9}~ou~{1}over{3}}</annotation>
  </semantics>
</math>
</file>

<file path=Object 4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5/content.xml><?xml version="1.0" encoding="utf-8"?>
<math xmlns="http://www.w3.org/1998/Math/MathML" display="block">
  <semantics>
    <mstyle mathsize="10pt">
      <mfrac>
        <mn>1</mn>
        <mrow>
          <mn>1</mn>
          <mspace width="0.5em"/>
          <mn>000</mn>
        </mrow>
      </mfrac>
    </mstyle>
    <annotation encoding="StarMath 5.0">size 10{{1}over{1`000}}</annotation>
  </semantics>
</math>
</file>

<file path=Object 6/content.xml><?xml version="1.0" encoding="utf-8"?>
<math xmlns="http://www.w3.org/1998/Math/MathML" display="block">
  <semantics>
    <mstyle mathsize="10pt">
      <mfrac>
        <mn>571</mn>
        <mn>100</mn>
      </mfrac>
    </mstyle>
    <annotation encoding="StarMath 5.0">size 10{{571}over{100}}</annotation>
  </semantics>
</math>
</file>

<file path=Object 7/content.xml><?xml version="1.0" encoding="utf-8"?>
<math xmlns="http://www.w3.org/1998/Math/MathML" display="block">
  <semantics>
    <mstyle mathsize="10pt">
      <mfrac>
        <mn>219</mn>
        <mn>100</mn>
      </mfrac>
    </mstyle>
    <annotation encoding="StarMath 5.0">size 10{{219}over{100}}</annotation>
  </semantics>
</math>
</file>

<file path=Object 8/content.xml><?xml version="1.0" encoding="utf-8"?>
<math xmlns="http://www.w3.org/1998/Math/MathML" display="block">
  <semantics>
    <mstyle mathsize="10pt">
      <mfrac>
        <mn>352</mn>
        <mn>100</mn>
      </mfrac>
    </mstyle>
    <annotation encoding="StarMath 5.0">size 10{{352}over{100}}</annotation>
  </semantics>
</math>
</file>

<file path=Object 9/content.xml><?xml version="1.0" encoding="utf-8"?>
<math xmlns="http://www.w3.org/1998/Math/MathML" display="block">
  <semantics>
    <mstyle mathsize="10pt">
      <mfrac>
        <mn>99</mn>
        <mrow>
          <mn>1</mn>
          <mspace width="2em"/>
          <mn>000</mn>
        </mrow>
      </mfrac>
    </mstyle>
    <annotation encoding="StarMath 5.0">size 10{{99}over{1~000}}</annotation>
  </semantics>
</math>
</file>